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  <style:map style:condition="is-true-formula(AND([.$C7]=[.$C6]; [.$D7]=[.$D6]))" style:apply-style-name="Hidden" style:base-cell-address="'Raw exploration'.B7"/>
      <style:map style:condition="is-true-formula([.$D7]=0)" style:apply-style-name="Accent_20_3" style:base-cell-address="'Raw exploration'.B7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map style:condition="is-true-formula(AND([.$C7]=[.$C6]; [.$D7]=[.$D6]))" style:apply-style-name="Hidden" style:base-cell-address="'Raw exploration'.B7"/>
      <style:map style:condition="is-true-formula([.$D7]=0)" style:apply-style-name="Accent_20_3" style:base-cell-address="'Raw exploration'.B7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Accent_20_3">
      <style:table-cell-properties fo:border-bottom="none" fo:border-left="none" fo:border-right="0.06pt solid #000000" fo:border-top="none"/>
      <style:text-properties style:font-weight-asian="bold" style:font-weight-complex="bold"/>
      <style:map style:condition="is-true-formula(AND([.$C13]=[.$C12]; [.$D13]=[.$D12]; [.$E13]=[.$E12]; [.$F13]=[.$F12]))" style:apply-style-name="Hidden" style:base-cell-address="'Optimization exploration'.B13"/>
      <style:map style:condition="is-true-formula([.$D13]=0)" style:apply-style-name="Accent_20_3" style:base-cell-address="'Optimization exploration'.B13"/>
      <style:map style:condition="is-true-formula([.$F13]=0)" style:apply-style-name="Accent_20_3" style:base-cell-address="'Optimization exploration'.B13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  <style:map style:condition="is-true-formula(AND([.$C13]=[.$C12]; [.$D13]=[.$D12]; [.$E13]=[.$E12]; [.$F13]=[.$F12]))" style:apply-style-name="Hidden" style:base-cell-address="'Optimization exploration'.B13"/>
      <style:map style:condition="is-true-formula([.$D13]=0)" style:apply-style-name="Accent_20_3" style:base-cell-address="'Optimization exploration'.B13"/>
      <style:map style:condition="is-true-formula([.$F13]=0)" style:apply-style-name="Accent_20_3" style:base-cell-address="'Optimization exploration'.B13"/>
    </style:style>
    <style:style style:name="ce24" style:family="table-cell" style:parent-style-name="Default" style:data-style-name="N121"/>
    <style:style style:name="ce2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21">
      <style:table-cell-properties fo:background-color="#fff200" fo:border="0.06pt solid #000000"/>
    </style:style>
    <style:style style:name="ce4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9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Accent_20_3">
      <style:map style:condition="is-true-formula(AND([.$C13]=[.$C12]; [.$D13]=[.$D12]; [.$E13]=[.$E12]; [.$F13]=[.$F12]))" style:apply-style-name="Hidden" style:base-cell-address="'Optimization exploration'.B13"/>
      <style:map style:condition="is-true-formula([.$D13]=0)" style:apply-style-name="Accent_20_3" style:base-cell-address="'Optimization exploration'.B13"/>
      <style:map style:condition="is-true-formula([.$F13]=0)" style:apply-style-name="Accent_20_3" style:base-cell-address="'Optimization exploration'.B13"/>
    </style:style>
    <style:style style:name="ce48" style:family="table-cell" style:parent-style-name="Default">
      <style:map style:condition="is-true-formula(AND([.$C13]=[.$C12]; [.$D13]=[.$D12]; [.$E13]=[.$E12]; [.$F13]=[.$F12]))" style:apply-style-name="Hidden" style:base-cell-address="'Optimization exploration'.B13"/>
      <style:map style:condition="is-true-formula([.$D13]=0)" style:apply-style-name="Accent_20_3" style:base-cell-address="'Optimization exploration'.B13"/>
      <style:map style:condition="is-true-formula([.$F13]=0)" style:apply-style-name="Accent_20_3" style:base-cell-address="'Optimization exploration'.B13"/>
    </style:style>
    <style:style style:name="ce33" style:family="table-cell" style:parent-style-name="Default" style:data-style-name="N121">
      <style:text-properties fo:font-weight="bold" style:font-weight-asian="bold" style:font-weight-complex="bold"/>
    </style:style>
    <style:style style:name="ce34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order="0.06pt solid #000000"/>
      <style:text-properties fo:color="#999999"/>
    </style:style>
    <style:style style:name="ce55" style:family="table-cell" style:parent-style-name="Default">
      <style:table-cell-properties fo:border="0.06pt solid #000000"/>
      <style:text-properties fo:color="#999999"/>
    </style:style>
    <style:style style:name="ce37" style:family="table-cell" style:parent-style-name="Default" style:data-style-name="N121">
      <style:table-cell-properties fo:border-bottom="none" fo:border-left="0.06pt solid #000000" fo:border-right="0.06pt solid #000000" fo:border-top="none"/>
      <style:text-properties fo:color="#999999"/>
    </style:style>
    <style:style style:name="ce38" style:family="table-cell" style:parent-style-name="Default" style:data-style-name="N121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order-left="none" fo:border-right="0.06pt solid #000000" fo:border-top="0.06pt solid #000000"/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exploration" table:style-name="ta1">
        <table:shapes>
          <draw:frame draw:z-index="0" draw:style-name="gr1" draw:text-style-name="P1" svg:width="394.13pt" svg:height="343.33pt" svg:x="471.34pt" svg:y="26.36pt">
            <draw:object draw:notify-on-update-of-ranges="'Raw exploration'.C7:'Raw exploration'.C52 'Raw exploration'.D6:'Raw exploration'.D6 'Raw exploration'.D7:'Raw exploration'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5" table:number-columns-repeated="12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DSLR frame</text:p>
          </table:table-cell>
          <table:table-cell table:style-name="ce6"/>
          <table:table-cell table:style-name="Default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Negative frame</text:p>
          </table:table-cell>
          <table:table-cell table:style-name="ce7"/>
          <table:table-cell table:style-name="ce10" office:value-type="float" office:value="15000" calcext:value-type="float">
            <text:p>15000</text:p>
          </table:table-cell>
          <table:table-cell table:style-name="ce10" office:value-type="float" office:value="15001" calcext:value-type="float">
            <text:p>1500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Sweep size</text:p>
          </table:table-cell>
          <table:table-cell table:style-name="ce6"/>
          <table:table-cell table:style-name="Default" table:formula="of:=FLOOR([.D3]/[.D2])+1" office:value-type="float" office:value="4" calcext:value-type="float">
            <text:p>4</text:p>
          </table:table-cell>
          <table:table-cell table:formula="of:=FLOOR([.E3]/[.E2])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Step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 office:value-type="float" office:value="0" calcext:value-type="float">
            <text:p>0</text:p>
          </table:table-cell>
          <table:table-cell table:style-name="ce1" table:number-columns-repeated="12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formula="of:=IF([.$B8]&gt;=[.$D$4]*[.$E$4];[.C7];IF(MOD([.B8];[.$E$4])=0;[.C7]-[.$D$2];[.C7]))" office:value-type="float" office:value="0" calcext:value-type="float">
            <text:p>0</text:p>
          </table:table-cell>
          <table:table-cell table:formula="of:=IF([.$B8]&gt;=[.$D$4]*[.$E$4];[.D7];IF(MOD([.B8];[.$E$4])=0;[.D7]-([.$E$4]-1)*[.$E$2];[.D7]+[.$E$2]))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formula="of:=IF([.$B9]&gt;=[.$D$4]*[.$E$4];[.C8];IF(MOD([.B9];[.$E$4])=0;[.C8]-[.$D$2];[.C8]))" office:value-type="float" office:value="0" calcext:value-type="float">
            <text:p>0</text:p>
          </table:table-cell>
          <table:table-cell table:formula="of:=IF([.$B9]&gt;=[.$D$4]*[.$E$4];[.D8];IF(MOD([.B9];[.$E$4])=0;[.D8]-([.$E$4]-1)*[.$E$2];[.D8]+[.$E$2]))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$B10]&gt;=[.$D$4]*[.$E$4];[.C9];IF(MOD([.B10];[.$E$4])=0;[.C9]-[.$D$2];[.C9]))" office:value-type="float" office:value="0" calcext:value-type="float">
            <text:p>0</text:p>
          </table:table-cell>
          <table:table-cell table:formula="of:=IF([.$B10]&gt;=[.$D$4]*[.$E$4];[.D9];IF(MOD([.B10];[.$E$4])=0;[.D9]-([.$E$4]-1)*[.$E$2];[.D9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$B11]&gt;=[.$D$4]*[.$E$4];[.C10];IF(MOD([.B11];[.$E$4])=0;[.C10]-[.$D$2];[.C10]))" office:value-type="float" office:value="-5000" calcext:value-type="float">
            <text:p>-5000</text:p>
          </table:table-cell>
          <table:table-cell table:formula="of:=IF([.$B11]&gt;=[.$D$4]*[.$E$4];[.D10];IF(MOD([.B11];[.$E$4])=0;[.D10]-([.$E$4]-1)*[.$E$2];[.D10]+[.$E$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$B12]&gt;=[.$D$4]*[.$E$4];[.C11];IF(MOD([.B12];[.$E$4])=0;[.C11]-[.$D$2];[.C11]))" office:value-type="float" office:value="-5000" calcext:value-type="float">
            <text:p>-5000</text:p>
          </table:table-cell>
          <table:table-cell table:formula="of:=IF([.$B12]&gt;=[.$D$4]*[.$E$4];[.D11];IF(MOD([.B12];[.$E$4])=0;[.D11]-([.$E$4]-1)*[.$E$2];[.D11]+[.$E$2]))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$B13]&gt;=[.$D$4]*[.$E$4];[.C12];IF(MOD([.B13];[.$E$4])=0;[.C12]-[.$D$2];[.C12]))" office:value-type="float" office:value="-5000" calcext:value-type="float">
            <text:p>-5000</text:p>
          </table:table-cell>
          <table:table-cell table:formula="of:=IF([.$B13]&gt;=[.$D$4]*[.$E$4];[.D12];IF(MOD([.B13];[.$E$4])=0;[.D12]-([.$E$4]-1)*[.$E$2];[.D12]+[.$E$2]))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$B14]&gt;=[.$D$4]*[.$E$4];[.C13];IF(MOD([.B14];[.$E$4])=0;[.C13]-[.$D$2];[.C13]))" office:value-type="float" office:value="-5000" calcext:value-type="float">
            <text:p>-5000</text:p>
          </table:table-cell>
          <table:table-cell table:formula="of:=IF([.$B14]&gt;=[.$D$4]*[.$E$4];[.D13];IF(MOD([.B14];[.$E$4])=0;[.D13]-([.$E$4]-1)*[.$E$2];[.D13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$B15]&gt;=[.$D$4]*[.$E$4];[.C14];IF(MOD([.B15];[.$E$4])=0;[.C14]-[.$D$2];[.C14]))" office:value-type="float" office:value="-10000" calcext:value-type="float">
            <text:p>-10000</text:p>
          </table:table-cell>
          <table:table-cell table:formula="of:=IF([.$B15]&gt;=[.$D$4]*[.$E$4];[.D14];IF(MOD([.B15];[.$E$4])=0;[.D14]-([.$E$4]-1)*[.$E$2];[.D14]+[.$E$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$B16]&gt;=[.$D$4]*[.$E$4];[.C15];IF(MOD([.B16];[.$E$4])=0;[.C15]-[.$D$2];[.C15]))" office:value-type="float" office:value="-10000" calcext:value-type="float">
            <text:p>-10000</text:p>
          </table:table-cell>
          <table:table-cell table:formula="of:=IF([.$B16]&gt;=[.$D$4]*[.$E$4];[.D15];IF(MOD([.B16];[.$E$4])=0;[.D15]-([.$E$4]-1)*[.$E$2];[.D15]+[.$E$2]))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[.$B17]&gt;=[.$D$4]*[.$E$4];[.C16];IF(MOD([.B17];[.$E$4])=0;[.C16]-[.$D$2];[.C16]))" office:value-type="float" office:value="-10000" calcext:value-type="float">
            <text:p>-10000</text:p>
          </table:table-cell>
          <table:table-cell table:formula="of:=IF([.$B17]&gt;=[.$D$4]*[.$E$4];[.D16];IF(MOD([.B17];[.$E$4])=0;[.D16]-([.$E$4]-1)*[.$E$2];[.D16]+[.$E$2]))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IF([.$B18]&gt;=[.$D$4]*[.$E$4];[.C17];IF(MOD([.B18];[.$E$4])=0;[.C17]-[.$D$2];[.C17]))" office:value-type="float" office:value="-10000" calcext:value-type="float">
            <text:p>-10000</text:p>
          </table:table-cell>
          <table:table-cell table:formula="of:=IF([.$B18]&gt;=[.$D$4]*[.$E$4];[.D17];IF(MOD([.B18];[.$E$4])=0;[.D17]-([.$E$4]-1)*[.$E$2];[.D17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IF([.$B19]&gt;=[.$D$4]*[.$E$4];[.C18];IF(MOD([.B19];[.$E$4])=0;[.C18]-[.$D$2];[.C18]))" office:value-type="float" office:value="-15000" calcext:value-type="float">
            <text:p>-15000</text:p>
          </table:table-cell>
          <table:table-cell table:formula="of:=IF([.$B19]&gt;=[.$D$4]*[.$E$4];[.D18];IF(MOD([.B19];[.$E$4])=0;[.D18]-([.$E$4]-1)*[.$E$2];[.D18]+[.$E$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IF([.$B20]&gt;=[.$D$4]*[.$E$4];[.C19];IF(MOD([.B20];[.$E$4])=0;[.C19]-[.$D$2];[.C19]))" office:value-type="float" office:value="-15000" calcext:value-type="float">
            <text:p>-15000</text:p>
          </table:table-cell>
          <table:table-cell table:formula="of:=IF([.$B20]&gt;=[.$D$4]*[.$E$4];[.D19];IF(MOD([.B20];[.$E$4])=0;[.D19]-([.$E$4]-1)*[.$E$2];[.D19]+[.$E$2]))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IF([.$B21]&gt;=[.$D$4]*[.$E$4];[.C20];IF(MOD([.B21];[.$E$4])=0;[.C20]-[.$D$2];[.C20]))" office:value-type="float" office:value="-15000" calcext:value-type="float">
            <text:p>-15000</text:p>
          </table:table-cell>
          <table:table-cell table:formula="of:=IF([.$B21]&gt;=[.$D$4]*[.$E$4];[.D20];IF(MOD([.B21];[.$E$4])=0;[.D20]-([.$E$4]-1)*[.$E$2];[.D20]+[.$E$2]))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IF([.$B22]&gt;=[.$D$4]*[.$E$4];[.C21];IF(MOD([.B22];[.$E$4])=0;[.C21]-[.$D$2];[.C21]))" office:value-type="float" office:value="-15000" calcext:value-type="float">
            <text:p>-15000</text:p>
          </table:table-cell>
          <table:table-cell table:formula="of:=IF([.$B22]&gt;=[.$D$4]*[.$E$4];[.D21];IF(MOD([.B22];[.$E$4])=0;[.D21]-([.$E$4]-1)*[.$E$2];[.D21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IF([.$B23]&gt;=[.$D$4]*[.$E$4];[.C22];IF(MOD([.B23];[.$E$4])=0;[.C22]-[.$D$2];[.C22]))" office:value-type="float" office:value="-15000" calcext:value-type="float">
            <text:p>-15000</text:p>
          </table:table-cell>
          <table:table-cell table:formula="of:=IF([.$B23]&gt;=[.$D$4]*[.$E$4];[.D22];IF(MOD([.B23];[.$E$4])=0;[.D22]-([.$E$4]-1)*[.$E$2];[.D22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IF([.$B24]&gt;=[.$D$4]*[.$E$4];[.C23];IF(MOD([.B24];[.$E$4])=0;[.C23]-[.$D$2];[.C23]))" office:value-type="float" office:value="-15000" calcext:value-type="float">
            <text:p>-15000</text:p>
          </table:table-cell>
          <table:table-cell table:formula="of:=IF([.$B24]&gt;=[.$D$4]*[.$E$4];[.D23];IF(MOD([.B24];[.$E$4])=0;[.D23]-([.$E$4]-1)*[.$E$2];[.D23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IF([.$B25]&gt;=[.$D$4]*[.$E$4];[.C24];IF(MOD([.B25];[.$E$4])=0;[.C24]-[.$D$2];[.C24]))" office:value-type="float" office:value="-15000" calcext:value-type="float">
            <text:p>-15000</text:p>
          </table:table-cell>
          <table:table-cell table:formula="of:=IF([.$B25]&gt;=[.$D$4]*[.$E$4];[.D24];IF(MOD([.B25];[.$E$4])=0;[.D24]-([.$E$4]-1)*[.$E$2];[.D24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IF([.$B26]&gt;=[.$D$4]*[.$E$4];[.C25];IF(MOD([.B26];[.$E$4])=0;[.C25]-[.$D$2];[.C25]))" office:value-type="float" office:value="-15000" calcext:value-type="float">
            <text:p>-15000</text:p>
          </table:table-cell>
          <table:table-cell table:formula="of:=IF([.$B26]&gt;=[.$D$4]*[.$E$4];[.D25];IF(MOD([.B26];[.$E$4])=0;[.D25]-([.$E$4]-1)*[.$E$2];[.D25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IF([.$B27]&gt;=[.$D$4]*[.$E$4];[.C26];IF(MOD([.B27];[.$E$4])=0;[.C26]-[.$D$2];[.C26]))" office:value-type="float" office:value="-15000" calcext:value-type="float">
            <text:p>-15000</text:p>
          </table:table-cell>
          <table:table-cell table:formula="of:=IF([.$B27]&gt;=[.$D$4]*[.$E$4];[.D26];IF(MOD([.B27];[.$E$4])=0;[.D26]-([.$E$4]-1)*[.$E$2];[.D26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IF([.$B28]&gt;=[.$D$4]*[.$E$4];[.C27];IF(MOD([.B28];[.$E$4])=0;[.C27]-[.$D$2];[.C27]))" office:value-type="float" office:value="-15000" calcext:value-type="float">
            <text:p>-15000</text:p>
          </table:table-cell>
          <table:table-cell table:formula="of:=IF([.$B28]&gt;=[.$D$4]*[.$E$4];[.D27];IF(MOD([.B28];[.$E$4])=0;[.D27]-([.$E$4]-1)*[.$E$2];[.D27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IF([.$B29]&gt;=[.$D$4]*[.$E$4];[.C28];IF(MOD([.B29];[.$E$4])=0;[.C28]-[.$D$2];[.C28]))" office:value-type="float" office:value="-15000" calcext:value-type="float">
            <text:p>-15000</text:p>
          </table:table-cell>
          <table:table-cell table:formula="of:=IF([.$B29]&gt;=[.$D$4]*[.$E$4];[.D28];IF(MOD([.B29];[.$E$4])=0;[.D28]-([.$E$4]-1)*[.$E$2];[.D28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IF([.$B30]&gt;=[.$D$4]*[.$E$4];[.C29];IF(MOD([.B30];[.$E$4])=0;[.C29]-[.$D$2];[.C29]))" office:value-type="float" office:value="-15000" calcext:value-type="float">
            <text:p>-15000</text:p>
          </table:table-cell>
          <table:table-cell table:formula="of:=IF([.$B30]&gt;=[.$D$4]*[.$E$4];[.D29];IF(MOD([.B30];[.$E$4])=0;[.D29]-([.$E$4]-1)*[.$E$2];[.D29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IF([.$B31]&gt;=[.$D$4]*[.$E$4];[.C30];IF(MOD([.B31];[.$E$4])=0;[.C30]-[.$D$2];[.C30]))" office:value-type="float" office:value="-15000" calcext:value-type="float">
            <text:p>-15000</text:p>
          </table:table-cell>
          <table:table-cell table:formula="of:=IF([.$B31]&gt;=[.$D$4]*[.$E$4];[.D30];IF(MOD([.B31];[.$E$4])=0;[.D30]-([.$E$4]-1)*[.$E$2];[.D30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IF([.$B32]&gt;=[.$D$4]*[.$E$4];[.C31];IF(MOD([.B32];[.$E$4])=0;[.C31]-[.$D$2];[.C31]))" office:value-type="float" office:value="-15000" calcext:value-type="float">
            <text:p>-15000</text:p>
          </table:table-cell>
          <table:table-cell table:formula="of:=IF([.$B32]&gt;=[.$D$4]*[.$E$4];[.D31];IF(MOD([.B32];[.$E$4])=0;[.D31]-([.$E$4]-1)*[.$E$2];[.D31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IF([.$B33]&gt;=[.$D$4]*[.$E$4];[.C32];IF(MOD([.B33];[.$E$4])=0;[.C32]-[.$D$2];[.C32]))" office:value-type="float" office:value="-15000" calcext:value-type="float">
            <text:p>-15000</text:p>
          </table:table-cell>
          <table:table-cell table:formula="of:=IF([.$B33]&gt;=[.$D$4]*[.$E$4];[.D32];IF(MOD([.B33];[.$E$4])=0;[.D32]-([.$E$4]-1)*[.$E$2];[.D32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IF([.$B34]&gt;=[.$D$4]*[.$E$4];[.C33];IF(MOD([.B34];[.$E$4])=0;[.C33]-[.$D$2];[.C33]))" office:value-type="float" office:value="-15000" calcext:value-type="float">
            <text:p>-15000</text:p>
          </table:table-cell>
          <table:table-cell table:formula="of:=IF([.$B34]&gt;=[.$D$4]*[.$E$4];[.D33];IF(MOD([.B34];[.$E$4])=0;[.D33]-([.$E$4]-1)*[.$E$2];[.D33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IF([.$B35]&gt;=[.$D$4]*[.$E$4];[.C34];IF(MOD([.B35];[.$E$4])=0;[.C34]-[.$D$2];[.C34]))" office:value-type="float" office:value="-15000" calcext:value-type="float">
            <text:p>-15000</text:p>
          </table:table-cell>
          <table:table-cell table:formula="of:=IF([.$B35]&gt;=[.$D$4]*[.$E$4];[.D34];IF(MOD([.B35];[.$E$4])=0;[.D34]-([.$E$4]-1)*[.$E$2];[.D34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IF([.$B36]&gt;=[.$D$4]*[.$E$4];[.C35];IF(MOD([.B36];[.$E$4])=0;[.C35]-[.$D$2];[.C35]))" office:value-type="float" office:value="-15000" calcext:value-type="float">
            <text:p>-15000</text:p>
          </table:table-cell>
          <table:table-cell table:formula="of:=IF([.$B36]&gt;=[.$D$4]*[.$E$4];[.D35];IF(MOD([.B36];[.$E$4])=0;[.D35]-([.$E$4]-1)*[.$E$2];[.D35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IF([.$B37]&gt;=[.$D$4]*[.$E$4];[.C36];IF(MOD([.B37];[.$E$4])=0;[.C36]-[.$D$2];[.C36]))" office:value-type="float" office:value="-15000" calcext:value-type="float">
            <text:p>-15000</text:p>
          </table:table-cell>
          <table:table-cell table:formula="of:=IF([.$B37]&gt;=[.$D$4]*[.$E$4];[.D36];IF(MOD([.B37];[.$E$4])=0;[.D36]-([.$E$4]-1)*[.$E$2];[.D36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IF([.$B38]&gt;=[.$D$4]*[.$E$4];[.C37];IF(MOD([.B38];[.$E$4])=0;[.C37]-[.$D$2];[.C37]))" office:value-type="float" office:value="-15000" calcext:value-type="float">
            <text:p>-15000</text:p>
          </table:table-cell>
          <table:table-cell table:formula="of:=IF([.$B38]&gt;=[.$D$4]*[.$E$4];[.D37];IF(MOD([.B38];[.$E$4])=0;[.D37]-([.$E$4]-1)*[.$E$2];[.D37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IF([.$B39]&gt;=[.$D$4]*[.$E$4];[.C38];IF(MOD([.B39];[.$E$4])=0;[.C38]-[.$D$2];[.C38]))" office:value-type="float" office:value="-15000" calcext:value-type="float">
            <text:p>-15000</text:p>
          </table:table-cell>
          <table:table-cell table:formula="of:=IF([.$B39]&gt;=[.$D$4]*[.$E$4];[.D38];IF(MOD([.B39];[.$E$4])=0;[.D38]-([.$E$4]-1)*[.$E$2];[.D38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IF([.$B40]&gt;=[.$D$4]*[.$E$4];[.C39];IF(MOD([.B40];[.$E$4])=0;[.C39]-[.$D$2];[.C39]))" office:value-type="float" office:value="-15000" calcext:value-type="float">
            <text:p>-15000</text:p>
          </table:table-cell>
          <table:table-cell table:formula="of:=IF([.$B40]&gt;=[.$D$4]*[.$E$4];[.D39];IF(MOD([.B40];[.$E$4])=0;[.D39]-([.$E$4]-1)*[.$E$2];[.D39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IF([.$B41]&gt;=[.$D$4]*[.$E$4];[.C40];IF(MOD([.B41];[.$E$4])=0;[.C40]-[.$D$2];[.C40]))" office:value-type="float" office:value="-15000" calcext:value-type="float">
            <text:p>-15000</text:p>
          </table:table-cell>
          <table:table-cell table:formula="of:=IF([.$B41]&gt;=[.$D$4]*[.$E$4];[.D40];IF(MOD([.B41];[.$E$4])=0;[.D40]-([.$E$4]-1)*[.$E$2];[.D40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IF([.$B42]&gt;=[.$D$4]*[.$E$4];[.C41];IF(MOD([.B42];[.$E$4])=0;[.C41]-[.$D$2];[.C41]))" office:value-type="float" office:value="-15000" calcext:value-type="float">
            <text:p>-15000</text:p>
          </table:table-cell>
          <table:table-cell table:formula="of:=IF([.$B42]&gt;=[.$D$4]*[.$E$4];[.D41];IF(MOD([.B42];[.$E$4])=0;[.D41]-([.$E$4]-1)*[.$E$2];[.D41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IF([.$B43]&gt;=[.$D$4]*[.$E$4];[.C42];IF(MOD([.B43];[.$E$4])=0;[.C42]-[.$D$2];[.C42]))" office:value-type="float" office:value="-15000" calcext:value-type="float">
            <text:p>-15000</text:p>
          </table:table-cell>
          <table:table-cell table:formula="of:=IF([.$B43]&gt;=[.$D$4]*[.$E$4];[.D42];IF(MOD([.B43];[.$E$4])=0;[.D42]-([.$E$4]-1)*[.$E$2];[.D42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IF([.$B44]&gt;=[.$D$4]*[.$E$4];[.C43];IF(MOD([.B44];[.$E$4])=0;[.C43]-[.$D$2];[.C43]))" office:value-type="float" office:value="-15000" calcext:value-type="float">
            <text:p>-15000</text:p>
          </table:table-cell>
          <table:table-cell table:formula="of:=IF([.$B44]&gt;=[.$D$4]*[.$E$4];[.D43];IF(MOD([.B44];[.$E$4])=0;[.D43]-([.$E$4]-1)*[.$E$2];[.D43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IF([.$B45]&gt;=[.$D$4]*[.$E$4];[.C44];IF(MOD([.B45];[.$E$4])=0;[.C44]-[.$D$2];[.C44]))" office:value-type="float" office:value="-15000" calcext:value-type="float">
            <text:p>-15000</text:p>
          </table:table-cell>
          <table:table-cell table:formula="of:=IF([.$B45]&gt;=[.$D$4]*[.$E$4];[.D44];IF(MOD([.B45];[.$E$4])=0;[.D44]-([.$E$4]-1)*[.$E$2];[.D44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IF([.$B46]&gt;=[.$D$4]*[.$E$4];[.C45];IF(MOD([.B46];[.$E$4])=0;[.C45]-[.$D$2];[.C45]))" office:value-type="float" office:value="-15000" calcext:value-type="float">
            <text:p>-15000</text:p>
          </table:table-cell>
          <table:table-cell table:formula="of:=IF([.$B46]&gt;=[.$D$4]*[.$E$4];[.D45];IF(MOD([.B46];[.$E$4])=0;[.D45]-([.$E$4]-1)*[.$E$2];[.D45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IF([.$B47]&gt;=[.$D$4]*[.$E$4];[.C46];IF(MOD([.B47];[.$E$4])=0;[.C46]-[.$D$2];[.C46]))" office:value-type="float" office:value="-15000" calcext:value-type="float">
            <text:p>-15000</text:p>
          </table:table-cell>
          <table:table-cell table:formula="of:=IF([.$B47]&gt;=[.$D$4]*[.$E$4];[.D46];IF(MOD([.B47];[.$E$4])=0;[.D46]-([.$E$4]-1)*[.$E$2];[.D46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IF([.$B48]&gt;=[.$D$4]*[.$E$4];[.C47];IF(MOD([.B48];[.$E$4])=0;[.C47]-[.$D$2];[.C47]))" office:value-type="float" office:value="-15000" calcext:value-type="float">
            <text:p>-15000</text:p>
          </table:table-cell>
          <table:table-cell table:formula="of:=IF([.$B48]&gt;=[.$D$4]*[.$E$4];[.D47];IF(MOD([.B48];[.$E$4])=0;[.D47]-([.$E$4]-1)*[.$E$2];[.D47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IF([.$B49]&gt;=[.$D$4]*[.$E$4];[.C48];IF(MOD([.B49];[.$E$4])=0;[.C48]-[.$D$2];[.C48]))" office:value-type="float" office:value="-15000" calcext:value-type="float">
            <text:p>-15000</text:p>
          </table:table-cell>
          <table:table-cell table:formula="of:=IF([.$B49]&gt;=[.$D$4]*[.$E$4];[.D48];IF(MOD([.B49];[.$E$4])=0;[.D48]-([.$E$4]-1)*[.$E$2];[.D48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IF([.$B50]&gt;=[.$D$4]*[.$E$4];[.C49];IF(MOD([.B50];[.$E$4])=0;[.C49]-[.$D$2];[.C49]))" office:value-type="float" office:value="-15000" calcext:value-type="float">
            <text:p>-15000</text:p>
          </table:table-cell>
          <table:table-cell table:formula="of:=IF([.$B50]&gt;=[.$D$4]*[.$E$4];[.D49];IF(MOD([.B50];[.$E$4])=0;[.D49]-([.$E$4]-1)*[.$E$2];[.D49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IF([.$B51]&gt;=[.$D$4]*[.$E$4];[.C50];IF(MOD([.B51];[.$E$4])=0;[.C50]-[.$D$2];[.C50]))" office:value-type="float" office:value="-15000" calcext:value-type="float">
            <text:p>-15000</text:p>
          </table:table-cell>
          <table:table-cell table:formula="of:=IF([.$B51]&gt;=[.$D$4]*[.$E$4];[.D50];IF(MOD([.B51];[.$E$4])=0;[.D50]-([.$E$4]-1)*[.$E$2];[.D50]+[.$E$2]))" office:value-type="float" office:value="15000" calcext:value-type="float">
            <text:p>15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IF([.$B52]&gt;=[.$D$4]*[.$E$4];[.C51];IF(MOD([.B52];[.$E$4])=0;[.C51]-[.$D$2];[.C51]))" office:value-type="float" office:value="-15000" calcext:value-type="float">
            <text:p>-15000</text:p>
          </table:table-cell>
          <table:table-cell table:formula="of:=IF([.$B52]&gt;=[.$D$4]*[.$E$4];[.D51];IF(MOD([.B52];[.$E$4])=0;[.D51]-([.$E$4]-1)*[.$E$2];[.D51]+[.$E$2]))" office:value-type="float" office:value="15000" calcext:value-type="float">
            <text:p>15000</text:p>
          </table:table-cell>
          <table:table-cell table:number-columns-repeated="12"/>
        </table:table-row>
        <calcext:conditional-formats>
          <calcext:conditional-format calcext:target-range-address="'Raw exploration'.B7:'Raw exploration'.D52">
            <calcext:condition calcext:apply-style-name="Hidden" calcext:value="formula-is(AND([.$C7]=[.$C6]; [.$D7]=[.$D6]))" calcext:base-cell-address="'Raw exploration'.B7"/>
            <calcext:condition calcext:apply-style-name="Accent 3" calcext:value="formula-is([.$D7]=0)" calcext:base-cell-address="'Raw exploration'.B7"/>
          </calcext:conditional-format>
        </calcext:conditional-formats>
      </table:table>
      <table:table table:name="Optimization exploration" table:style-name="ta1">
        <table:shapes>
          <draw:frame draw:z-index="0" draw:style-name="gr1" draw:text-style-name="P1" svg:width="394.13pt" svg:height="343.33pt" svg:x="471.34pt" svg:y="26.36pt">
            <draw:object draw:notify-on-update-of-ranges="'Optimization exploration'.C13:'Optimization exploration'.C58 'Optimization exploration'.D13:'Optimization exploration'.D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94.13pt" svg:height="343.33pt" svg:x="470.13pt" svg:y="381pt">
            <draw:object draw:notify-on-update-of-ranges="'Optimization exploration'.E13:'Optimization exploration'.E58 'Optimization exploration'.F13:'Optimization exploration'.F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number-columns-repeated="3" table:default-cell-style-name="ce24"/>
        <table:table-column table:style-name="co5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2" table:number-rows-spanned="1">
            <text:p>Raw</text:p>
          </table:table-cell>
          <table:covered-table-cell table:style-name="ce33"/>
          <table:table-cell table:style-name="ce34" office:value-type="string" calcext:value-type="string" table:number-columns-spanned="2" table:number-rows-spanned="1">
            <text:p>Optimized</text:p>
          </table:table-cell>
          <table:covered-table-cell table:style-name="ce38"/>
          <table:table-cell table:number-columns-repeated="9"/>
        </table:table-row>
        <table:table-row table:style-name="ro1">
          <table:table-cell/>
          <table:table-cell table:style-name="ce10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SLR frame</text:p>
          </table:table-cell>
          <table:table-cell table:style-name="ce28" office:value-type="float" office:value="7315" calcext:value-type="float">
            <text:p>7315.0</text:p>
          </table:table-cell>
          <table:table-cell table:style-name="ce28" office:value-type="float" office:value="5770" calcext:value-type="float">
            <text:p>5770.0</text:p>
          </table:table-cell>
          <table:table-cell table:style-name="ce35" table:formula="of:=CEILING([.C5]/([.C7]-1))" office:value-type="float" office:value="6795" calcext:value-type="float">
            <text:p>6795.0</text:p>
          </table:table-cell>
          <table:table-cell table:style-name="ce35" table:formula="of:=CEILING([.D5]/([.D7]-1))" office:value-type="float" office:value="4894" calcext:value-type="float">
            <text:p>4894.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Negative frame</text:p>
          </table:table-cell>
          <table:table-cell table:style-name="ce28" office:value-type="float" office:value="20385" calcext:value-type="float">
            <text:p>20385.0</text:p>
          </table:table-cell>
          <table:table-cell table:style-name="ce28" office:value-type="float" office:value="24467" calcext:value-type="float">
            <text:p>24467.0</text:p>
          </table:table-cell>
          <table:table-cell table:style-name="ce36" table:formula="of:=[.C5]" office:value-type="float" office:value="20385" calcext:value-type="float">
            <text:p>20385.0</text:p>
          </table:table-cell>
          <table:table-cell table:style-name="ce36" table:formula="of:=[.D5]" office:value-type="float" office:value="24467" calcext:value-type="float">
            <text:p>24467.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Real neg</text:p>
          </table:table-cell>
          <table:table-cell table:style-name="ce46" table:formula="of:=[.C5]+[.C4]" office:value-type="float" office:value="27700" calcext:value-type="float">
            <text:p>27700</text:p>
          </table:table-cell>
          <table:table-cell table:style-name="ce46" table:formula="of:=[.D5]+[.D4]" office:value-type="float" office:value="30237" calcext:value-type="float">
            <text:p>30237</text:p>
          </table:table-cell>
          <table:table-cell table:style-name="ce55" table:formula="of:=[.C6]" office:value-type="float" office:value="27700" calcext:value-type="float">
            <text:p>27700</text:p>
          </table:table-cell>
          <table:table-cell table:style-name="ce58" table:formula="of:=[.D6]" office:value-type="float" office:value="30237" calcext:value-type="float">
            <text:p>30237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2" office:value-type="string" calcext:value-type="string">
            <text:p>Sweep size</text:p>
          </table:table-cell>
          <table:table-cell table:style-name="ce29" table:formula="of:=CEILING([.C6]/[.C4])" office:value-type="float" office:value="4" calcext:value-type="float">
            <text:p>4.0</text:p>
          </table:table-cell>
          <table:table-cell table:style-name="ce29" table:formula="of:=CEILING([.D6]/[.D4])" office:value-type="float" office:value="6" calcext:value-type="float">
            <text:p>6.0</text:p>
          </table:table-cell>
          <table:table-cell table:style-name="ce37" table:formula="of:=[.C7]" office:value-type="float" office:value="4" calcext:value-type="float">
            <text:p>4.0</text:p>
          </table:table-cell>
          <table:table-cell table:style-name="ce37" table:formula="of:=[.D7]" office:value-type="float" office:value="6" calcext:value-type="float">
            <text:p>6.0</text:p>
          </table:table-cell>
          <table:table-cell/>
          <table:table-cell table:style-name="ce1" table:number-columns-repeated="8"/>
        </table:table-row>
        <table:table-row table:style-name="ro1" table:number-rows-repeated="2">
          <table:table-cell table:style-name="ce1"/>
          <table:table-cell/>
          <table:table-cell table:style-name="ce29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ce29" table:number-columns-repeated="4"/>
          <table:table-cell table:number-columns-repeated="9"/>
        </table:table-row>
        <table:table-row table:style-name="ro1">
          <table:table-cell table:number-columns-repeated="2"/>
          <table:table-cell table:style-name="ce30" table:number-columns-repeated="4"/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Step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1" calcext:value-type="float">
            <text:p>1</text:p>
          </table:table-cell>
          <table:table-cell table:style-name="ce48" table:formula="of:=IF([.$B14]&gt;=[.C$7]*[.D$7];[.C13];IF(MOD([.$B14];[.D$7])=0;[.C13]-[.C$4];[.C13]))" office:value-type="float" office:value="0" calcext:value-type="float">
            <text:p>0</text:p>
          </table:table-cell>
          <table:table-cell table:style-name="ce48" table:formula="of:=IF([.$B14]&gt;=[.C$7]*[.D$7];[.D13];IF(MOD([.$B14];[.D$7])=0;[.D13]-([.D$7]-1)*[.D$4];[.D13]+[.D$4]))" office:value-type="float" office:value="5770" calcext:value-type="float">
            <text:p>5770</text:p>
          </table:table-cell>
          <table:table-cell table:style-name="ce48" table:formula="of:=IF([.$B14]&gt;=[.E$7]*[.F$7];[.E13];IF(MOD([.$B14];[.F$7])=0;[.E13]-[.E$4];[.E13]))" office:value-type="float" office:value="0" calcext:value-type="float">
            <text:p>0</text:p>
          </table:table-cell>
          <table:table-cell table:style-name="ce48" table:formula="of:=IF([.$B14]&gt;=[.E$7]*[.F$7];[.F13];IF(MOD([.$B14];[.F$7])=0;[.F13]-([.F$7]-1)*[.F$4];[.F13]+[.F$4]))" office:value-type="float" office:value="4894" calcext:value-type="float">
            <text:p>4894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table:style-name="ce48" table:formula="of:=IF([.$B15]&gt;=[.C$7]*[.D$7];[.C14];IF(MOD([.$B15];[.D$7])=0;[.C14]-[.C$4];[.C14]))" office:value-type="float" office:value="0" calcext:value-type="float">
            <text:p>0</text:p>
          </table:table-cell>
          <table:table-cell table:style-name="ce48" table:formula="of:=IF([.$B15]&gt;=[.C$7]*[.D$7];[.D14];IF(MOD([.$B15];[.D$7])=0;[.D14]-([.D$7]-1)*[.D$4];[.D14]+[.D$4]))" office:value-type="float" office:value="11540" calcext:value-type="float">
            <text:p>11540</text:p>
          </table:table-cell>
          <table:table-cell table:style-name="ce48" table:formula="of:=IF([.$B15]&gt;=[.E$7]*[.F$7];[.E14];IF(MOD([.$B15];[.F$7])=0;[.E14]-[.E$4];[.E14]))" office:value-type="float" office:value="0" calcext:value-type="float">
            <text:p>0</text:p>
          </table:table-cell>
          <table:table-cell table:style-name="ce48" table:formula="of:=IF([.$B15]&gt;=[.E$7]*[.F$7];[.F14];IF(MOD([.$B15];[.F$7])=0;[.F14]-([.F$7]-1)*[.F$4];[.F14]+[.F$4]))" office:value-type="float" office:value="9788" calcext:value-type="float">
            <text:p>9788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3" calcext:value-type="float">
            <text:p>3</text:p>
          </table:table-cell>
          <table:table-cell table:style-name="ce48" table:formula="of:=IF([.$B16]&gt;=[.C$7]*[.D$7];[.C15];IF(MOD([.$B16];[.D$7])=0;[.C15]-[.C$4];[.C15]))" office:value-type="float" office:value="0" calcext:value-type="float">
            <text:p>0</text:p>
          </table:table-cell>
          <table:table-cell table:style-name="ce48" table:formula="of:=IF([.$B16]&gt;=[.C$7]*[.D$7];[.D15];IF(MOD([.$B16];[.D$7])=0;[.D15]-([.D$7]-1)*[.D$4];[.D15]+[.D$4]))" office:value-type="float" office:value="17310" calcext:value-type="float">
            <text:p>17310</text:p>
          </table:table-cell>
          <table:table-cell table:style-name="ce48" table:formula="of:=IF([.$B16]&gt;=[.E$7]*[.F$7];[.E15];IF(MOD([.$B16];[.F$7])=0;[.E15]-[.E$4];[.E15]))" office:value-type="float" office:value="0" calcext:value-type="float">
            <text:p>0</text:p>
          </table:table-cell>
          <table:table-cell table:style-name="ce48" table:formula="of:=IF([.$B16]&gt;=[.E$7]*[.F$7];[.F15];IF(MOD([.$B16];[.F$7])=0;[.F15]-([.F$7]-1)*[.F$4];[.F15]+[.F$4]))" office:value-type="float" office:value="14682" calcext:value-type="float">
            <text:p>14682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4" calcext:value-type="float">
            <text:p>4</text:p>
          </table:table-cell>
          <table:table-cell table:style-name="ce48" table:formula="of:=IF([.$B17]&gt;=[.C$7]*[.D$7];[.C16];IF(MOD([.$B17];[.D$7])=0;[.C16]-[.C$4];[.C16]))" office:value-type="float" office:value="0" calcext:value-type="float">
            <text:p>0</text:p>
          </table:table-cell>
          <table:table-cell table:style-name="ce48" table:formula="of:=IF([.$B17]&gt;=[.C$7]*[.D$7];[.D16];IF(MOD([.$B17];[.D$7])=0;[.D16]-([.D$7]-1)*[.D$4];[.D16]+[.D$4]))" office:value-type="float" office:value="23080" calcext:value-type="float">
            <text:p>23080</text:p>
          </table:table-cell>
          <table:table-cell table:style-name="ce48" table:formula="of:=IF([.$B17]&gt;=[.E$7]*[.F$7];[.E16];IF(MOD([.$B17];[.F$7])=0;[.E16]-[.E$4];[.E16]))" office:value-type="float" office:value="0" calcext:value-type="float">
            <text:p>0</text:p>
          </table:table-cell>
          <table:table-cell table:style-name="ce48" table:formula="of:=IF([.$B17]&gt;=[.E$7]*[.F$7];[.F16];IF(MOD([.$B17];[.F$7])=0;[.F16]-([.F$7]-1)*[.F$4];[.F16]+[.F$4]))" office:value-type="float" office:value="19576" calcext:value-type="float">
            <text:p>19576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48" table:formula="of:=IF([.$B18]&gt;=[.C$7]*[.D$7];[.C17];IF(MOD([.$B18];[.D$7])=0;[.C17]-[.C$4];[.C17]))" office:value-type="float" office:value="0" calcext:value-type="float">
            <text:p>0</text:p>
          </table:table-cell>
          <table:table-cell table:style-name="ce48" table:formula="of:=IF([.$B18]&gt;=[.C$7]*[.D$7];[.D17];IF(MOD([.$B18];[.D$7])=0;[.D17]-([.D$7]-1)*[.D$4];[.D17]+[.D$4]))" office:value-type="float" office:value="28850" calcext:value-type="float">
            <text:p>28850</text:p>
          </table:table-cell>
          <table:table-cell table:style-name="ce48" table:formula="of:=IF([.$B18]&gt;=[.E$7]*[.F$7];[.E17];IF(MOD([.$B18];[.F$7])=0;[.E17]-[.E$4];[.E17]))" office:value-type="float" office:value="0" calcext:value-type="float">
            <text:p>0</text:p>
          </table:table-cell>
          <table:table-cell table:style-name="ce48" table:formula="of:=IF([.$B18]&gt;=[.E$7]*[.F$7];[.F17];IF(MOD([.$B18];[.F$7])=0;[.F17]-([.F$7]-1)*[.F$4];[.F17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6" calcext:value-type="float">
            <text:p>6</text:p>
          </table:table-cell>
          <table:table-cell table:style-name="ce48" table:formula="of:=IF([.$B19]&gt;=[.C$7]*[.D$7];[.C18];IF(MOD([.$B19];[.D$7])=0;[.C18]-[.C$4];[.C18]))" office:value-type="float" office:value="-7315" calcext:value-type="float">
            <text:p>-7315</text:p>
          </table:table-cell>
          <table:table-cell table:style-name="ce48" table:formula="of:=IF([.$B19]&gt;=[.C$7]*[.D$7];[.D18];IF(MOD([.$B19];[.D$7])=0;[.D18]-([.D$7]-1)*[.D$4];[.D18]+[.D$4]))" office:value-type="float" office:value="0" calcext:value-type="float">
            <text:p>0</text:p>
          </table:table-cell>
          <table:table-cell table:style-name="ce48" table:formula="of:=IF([.$B19]&gt;=[.E$7]*[.F$7];[.E18];IF(MOD([.$B19];[.F$7])=0;[.E18]-[.E$4];[.E18]))" office:value-type="float" office:value="-6795" calcext:value-type="float">
            <text:p>-6795</text:p>
          </table:table-cell>
          <table:table-cell table:style-name="ce48" table:formula="of:=IF([.$B19]&gt;=[.E$7]*[.F$7];[.F18];IF(MOD([.$B19];[.F$7])=0;[.F18]-([.F$7]-1)*[.F$4];[.F18]+[.F$4]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7" calcext:value-type="float">
            <text:p>7</text:p>
          </table:table-cell>
          <table:table-cell table:style-name="ce48" table:formula="of:=IF([.$B20]&gt;=[.C$7]*[.D$7];[.C19];IF(MOD([.$B20];[.D$7])=0;[.C19]-[.C$4];[.C19]))" office:value-type="float" office:value="-7315" calcext:value-type="float">
            <text:p>-7315</text:p>
          </table:table-cell>
          <table:table-cell table:style-name="ce48" table:formula="of:=IF([.$B20]&gt;=[.C$7]*[.D$7];[.D19];IF(MOD([.$B20];[.D$7])=0;[.D19]-([.D$7]-1)*[.D$4];[.D19]+[.D$4]))" office:value-type="float" office:value="5770" calcext:value-type="float">
            <text:p>5770</text:p>
          </table:table-cell>
          <table:table-cell table:style-name="ce48" table:formula="of:=IF([.$B20]&gt;=[.E$7]*[.F$7];[.E19];IF(MOD([.$B20];[.F$7])=0;[.E19]-[.E$4];[.E19]))" office:value-type="float" office:value="-6795" calcext:value-type="float">
            <text:p>-6795</text:p>
          </table:table-cell>
          <table:table-cell table:style-name="ce48" table:formula="of:=IF([.$B20]&gt;=[.E$7]*[.F$7];[.F19];IF(MOD([.$B20];[.F$7])=0;[.F19]-([.F$7]-1)*[.F$4];[.F19]+[.F$4]))" office:value-type="float" office:value="4894" calcext:value-type="float">
            <text:p>4894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 table:style-name="ce48" table:formula="of:=IF([.$B21]&gt;=[.C$7]*[.D$7];[.C20];IF(MOD([.$B21];[.D$7])=0;[.C20]-[.C$4];[.C20]))" office:value-type="float" office:value="-7315" calcext:value-type="float">
            <text:p>-7315</text:p>
          </table:table-cell>
          <table:table-cell table:style-name="ce48" table:formula="of:=IF([.$B21]&gt;=[.C$7]*[.D$7];[.D20];IF(MOD([.$B21];[.D$7])=0;[.D20]-([.D$7]-1)*[.D$4];[.D20]+[.D$4]))" office:value-type="float" office:value="11540" calcext:value-type="float">
            <text:p>11540</text:p>
          </table:table-cell>
          <table:table-cell table:style-name="ce48" table:formula="of:=IF([.$B21]&gt;=[.E$7]*[.F$7];[.E20];IF(MOD([.$B21];[.F$7])=0;[.E20]-[.E$4];[.E20]))" office:value-type="float" office:value="-6795" calcext:value-type="float">
            <text:p>-6795</text:p>
          </table:table-cell>
          <table:table-cell table:style-name="ce48" table:formula="of:=IF([.$B21]&gt;=[.E$7]*[.F$7];[.F20];IF(MOD([.$B21];[.F$7])=0;[.F20]-([.F$7]-1)*[.F$4];[.F20]+[.F$4]))" office:value-type="float" office:value="9788" calcext:value-type="float">
            <text:p>9788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9" calcext:value-type="float">
            <text:p>9</text:p>
          </table:table-cell>
          <table:table-cell table:style-name="ce48" table:formula="of:=IF([.$B22]&gt;=[.C$7]*[.D$7];[.C21];IF(MOD([.$B22];[.D$7])=0;[.C21]-[.C$4];[.C21]))" office:value-type="float" office:value="-7315" calcext:value-type="float">
            <text:p>-7315</text:p>
          </table:table-cell>
          <table:table-cell table:style-name="ce48" table:formula="of:=IF([.$B22]&gt;=[.C$7]*[.D$7];[.D21];IF(MOD([.$B22];[.D$7])=0;[.D21]-([.D$7]-1)*[.D$4];[.D21]+[.D$4]))" office:value-type="float" office:value="17310" calcext:value-type="float">
            <text:p>17310</text:p>
          </table:table-cell>
          <table:table-cell table:style-name="ce48" table:formula="of:=IF([.$B22]&gt;=[.E$7]*[.F$7];[.E21];IF(MOD([.$B22];[.F$7])=0;[.E21]-[.E$4];[.E21]))" office:value-type="float" office:value="-6795" calcext:value-type="float">
            <text:p>-6795</text:p>
          </table:table-cell>
          <table:table-cell table:style-name="ce48" table:formula="of:=IF([.$B22]&gt;=[.E$7]*[.F$7];[.F21];IF(MOD([.$B22];[.F$7])=0;[.F21]-([.F$7]-1)*[.F$4];[.F21]+[.F$4]))" office:value-type="float" office:value="14682" calcext:value-type="float">
            <text:p>14682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table:style-name="ce48" table:formula="of:=IF([.$B23]&gt;=[.C$7]*[.D$7];[.C22];IF(MOD([.$B23];[.D$7])=0;[.C22]-[.C$4];[.C22]))" office:value-type="float" office:value="-7315" calcext:value-type="float">
            <text:p>-7315</text:p>
          </table:table-cell>
          <table:table-cell table:style-name="ce48" table:formula="of:=IF([.$B23]&gt;=[.C$7]*[.D$7];[.D22];IF(MOD([.$B23];[.D$7])=0;[.D22]-([.D$7]-1)*[.D$4];[.D22]+[.D$4]))" office:value-type="float" office:value="23080" calcext:value-type="float">
            <text:p>23080</text:p>
          </table:table-cell>
          <table:table-cell table:style-name="ce48" table:formula="of:=IF([.$B23]&gt;=[.E$7]*[.F$7];[.E22];IF(MOD([.$B23];[.F$7])=0;[.E22]-[.E$4];[.E22]))" office:value-type="float" office:value="-6795" calcext:value-type="float">
            <text:p>-6795</text:p>
          </table:table-cell>
          <table:table-cell table:style-name="ce48" table:formula="of:=IF([.$B23]&gt;=[.E$7]*[.F$7];[.F22];IF(MOD([.$B23];[.F$7])=0;[.F22]-([.F$7]-1)*[.F$4];[.F22]+[.F$4]))" office:value-type="float" office:value="19576" calcext:value-type="float">
            <text:p>19576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11" calcext:value-type="float">
            <text:p>11</text:p>
          </table:table-cell>
          <table:table-cell table:style-name="ce48" table:formula="of:=IF([.$B24]&gt;=[.C$7]*[.D$7];[.C23];IF(MOD([.$B24];[.D$7])=0;[.C23]-[.C$4];[.C23]))" office:value-type="float" office:value="-7315" calcext:value-type="float">
            <text:p>-7315</text:p>
          </table:table-cell>
          <table:table-cell table:style-name="ce48" table:formula="of:=IF([.$B24]&gt;=[.C$7]*[.D$7];[.D23];IF(MOD([.$B24];[.D$7])=0;[.D23]-([.D$7]-1)*[.D$4];[.D23]+[.D$4]))" office:value-type="float" office:value="28850" calcext:value-type="float">
            <text:p>28850</text:p>
          </table:table-cell>
          <table:table-cell table:style-name="ce48" table:formula="of:=IF([.$B24]&gt;=[.E$7]*[.F$7];[.E23];IF(MOD([.$B24];[.F$7])=0;[.E23]-[.E$4];[.E23]))" office:value-type="float" office:value="-6795" calcext:value-type="float">
            <text:p>-6795</text:p>
          </table:table-cell>
          <table:table-cell table:style-name="ce48" table:formula="of:=IF([.$B24]&gt;=[.E$7]*[.F$7];[.F23];IF(MOD([.$B24];[.F$7])=0;[.F23]-([.F$7]-1)*[.F$4];[.F23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12" calcext:value-type="float">
            <text:p>12</text:p>
          </table:table-cell>
          <table:table-cell table:style-name="ce48" table:formula="of:=IF([.$B25]&gt;=[.C$7]*[.D$7];[.C24];IF(MOD([.$B25];[.D$7])=0;[.C24]-[.C$4];[.C24]))" office:value-type="float" office:value="-14630" calcext:value-type="float">
            <text:p>-14630</text:p>
          </table:table-cell>
          <table:table-cell table:style-name="ce48" table:formula="of:=IF([.$B25]&gt;=[.C$7]*[.D$7];[.D24];IF(MOD([.$B25];[.D$7])=0;[.D24]-([.D$7]-1)*[.D$4];[.D24]+[.D$4]))" office:value-type="float" office:value="0" calcext:value-type="float">
            <text:p>0</text:p>
          </table:table-cell>
          <table:table-cell table:style-name="ce48" table:formula="of:=IF([.$B25]&gt;=[.E$7]*[.F$7];[.E24];IF(MOD([.$B25];[.F$7])=0;[.E24]-[.E$4];[.E24]))" office:value-type="float" office:value="-13590" calcext:value-type="float">
            <text:p>-13590</text:p>
          </table:table-cell>
          <table:table-cell table:style-name="ce48" table:formula="of:=IF([.$B25]&gt;=[.E$7]*[.F$7];[.F24];IF(MOD([.$B25];[.F$7])=0;[.F24]-([.F$7]-1)*[.F$4];[.F24]+[.F$4]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13" calcext:value-type="float">
            <text:p>13</text:p>
          </table:table-cell>
          <table:table-cell table:style-name="ce48" table:formula="of:=IF([.$B26]&gt;=[.C$7]*[.D$7];[.C25];IF(MOD([.$B26];[.D$7])=0;[.C25]-[.C$4];[.C25]))" office:value-type="float" office:value="-14630" calcext:value-type="float">
            <text:p>-14630</text:p>
          </table:table-cell>
          <table:table-cell table:style-name="ce48" table:formula="of:=IF([.$B26]&gt;=[.C$7]*[.D$7];[.D25];IF(MOD([.$B26];[.D$7])=0;[.D25]-([.D$7]-1)*[.D$4];[.D25]+[.D$4]))" office:value-type="float" office:value="5770" calcext:value-type="float">
            <text:p>5770</text:p>
          </table:table-cell>
          <table:table-cell table:style-name="ce48" table:formula="of:=IF([.$B26]&gt;=[.E$7]*[.F$7];[.E25];IF(MOD([.$B26];[.F$7])=0;[.E25]-[.E$4];[.E25]))" office:value-type="float" office:value="-13590" calcext:value-type="float">
            <text:p>-13590</text:p>
          </table:table-cell>
          <table:table-cell table:style-name="ce48" table:formula="of:=IF([.$B26]&gt;=[.E$7]*[.F$7];[.F25];IF(MOD([.$B26];[.F$7])=0;[.F25]-([.F$7]-1)*[.F$4];[.F25]+[.F$4]))" office:value-type="float" office:value="4894" calcext:value-type="float">
            <text:p>4894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table:style-name="ce48" table:formula="of:=IF([.$B27]&gt;=[.C$7]*[.D$7];[.C26];IF(MOD([.$B27];[.D$7])=0;[.C26]-[.C$4];[.C26]))" office:value-type="float" office:value="-14630" calcext:value-type="float">
            <text:p>-14630</text:p>
          </table:table-cell>
          <table:table-cell table:style-name="ce48" table:formula="of:=IF([.$B27]&gt;=[.C$7]*[.D$7];[.D26];IF(MOD([.$B27];[.D$7])=0;[.D26]-([.D$7]-1)*[.D$4];[.D26]+[.D$4]))" office:value-type="float" office:value="11540" calcext:value-type="float">
            <text:p>11540</text:p>
          </table:table-cell>
          <table:table-cell table:style-name="ce48" table:formula="of:=IF([.$B27]&gt;=[.E$7]*[.F$7];[.E26];IF(MOD([.$B27];[.F$7])=0;[.E26]-[.E$4];[.E26]))" office:value-type="float" office:value="-13590" calcext:value-type="float">
            <text:p>-13590</text:p>
          </table:table-cell>
          <table:table-cell table:style-name="ce48" table:formula="of:=IF([.$B27]&gt;=[.E$7]*[.F$7];[.F26];IF(MOD([.$B27];[.F$7])=0;[.F26]-([.F$7]-1)*[.F$4];[.F26]+[.F$4]))" office:value-type="float" office:value="9788" calcext:value-type="float">
            <text:p>9788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15" calcext:value-type="float">
            <text:p>15</text:p>
          </table:table-cell>
          <table:table-cell table:style-name="ce48" table:formula="of:=IF([.$B28]&gt;=[.C$7]*[.D$7];[.C27];IF(MOD([.$B28];[.D$7])=0;[.C27]-[.C$4];[.C27]))" office:value-type="float" office:value="-14630" calcext:value-type="float">
            <text:p>-14630</text:p>
          </table:table-cell>
          <table:table-cell table:style-name="ce48" table:formula="of:=IF([.$B28]&gt;=[.C$7]*[.D$7];[.D27];IF(MOD([.$B28];[.D$7])=0;[.D27]-([.D$7]-1)*[.D$4];[.D27]+[.D$4]))" office:value-type="float" office:value="17310" calcext:value-type="float">
            <text:p>17310</text:p>
          </table:table-cell>
          <table:table-cell table:style-name="ce48" table:formula="of:=IF([.$B28]&gt;=[.E$7]*[.F$7];[.E27];IF(MOD([.$B28];[.F$7])=0;[.E27]-[.E$4];[.E27]))" office:value-type="float" office:value="-13590" calcext:value-type="float">
            <text:p>-13590</text:p>
          </table:table-cell>
          <table:table-cell table:style-name="ce48" table:formula="of:=IF([.$B28]&gt;=[.E$7]*[.F$7];[.F27];IF(MOD([.$B28];[.F$7])=0;[.F27]-([.F$7]-1)*[.F$4];[.F27]+[.F$4]))" office:value-type="float" office:value="14682" calcext:value-type="float">
            <text:p>14682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table:style-name="ce48" table:formula="of:=IF([.$B29]&gt;=[.C$7]*[.D$7];[.C28];IF(MOD([.$B29];[.D$7])=0;[.C28]-[.C$4];[.C28]))" office:value-type="float" office:value="-14630" calcext:value-type="float">
            <text:p>-14630</text:p>
          </table:table-cell>
          <table:table-cell table:style-name="ce48" table:formula="of:=IF([.$B29]&gt;=[.C$7]*[.D$7];[.D28];IF(MOD([.$B29];[.D$7])=0;[.D28]-([.D$7]-1)*[.D$4];[.D28]+[.D$4]))" office:value-type="float" office:value="23080" calcext:value-type="float">
            <text:p>23080</text:p>
          </table:table-cell>
          <table:table-cell table:style-name="ce48" table:formula="of:=IF([.$B29]&gt;=[.E$7]*[.F$7];[.E28];IF(MOD([.$B29];[.F$7])=0;[.E28]-[.E$4];[.E28]))" office:value-type="float" office:value="-13590" calcext:value-type="float">
            <text:p>-13590</text:p>
          </table:table-cell>
          <table:table-cell table:style-name="ce48" table:formula="of:=IF([.$B29]&gt;=[.E$7]*[.F$7];[.F28];IF(MOD([.$B29];[.F$7])=0;[.F28]-([.F$7]-1)*[.F$4];[.F28]+[.F$4]))" office:value-type="float" office:value="19576" calcext:value-type="float">
            <text:p>19576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17" calcext:value-type="float">
            <text:p>17</text:p>
          </table:table-cell>
          <table:table-cell table:style-name="ce48" table:formula="of:=IF([.$B30]&gt;=[.C$7]*[.D$7];[.C29];IF(MOD([.$B30];[.D$7])=0;[.C29]-[.C$4];[.C29]))" office:value-type="float" office:value="-14630" calcext:value-type="float">
            <text:p>-14630</text:p>
          </table:table-cell>
          <table:table-cell table:style-name="ce48" table:formula="of:=IF([.$B30]&gt;=[.C$7]*[.D$7];[.D29];IF(MOD([.$B30];[.D$7])=0;[.D29]-([.D$7]-1)*[.D$4];[.D29]+[.D$4]))" office:value-type="float" office:value="28850" calcext:value-type="float">
            <text:p>28850</text:p>
          </table:table-cell>
          <table:table-cell table:style-name="ce48" table:formula="of:=IF([.$B30]&gt;=[.E$7]*[.F$7];[.E29];IF(MOD([.$B30];[.F$7])=0;[.E29]-[.E$4];[.E29]))" office:value-type="float" office:value="-13590" calcext:value-type="float">
            <text:p>-13590</text:p>
          </table:table-cell>
          <table:table-cell table:style-name="ce48" table:formula="of:=IF([.$B30]&gt;=[.E$7]*[.F$7];[.F29];IF(MOD([.$B30];[.F$7])=0;[.F29]-([.F$7]-1)*[.F$4];[.F29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table:style-name="ce48" table:formula="of:=IF([.$B31]&gt;=[.C$7]*[.D$7];[.C30];IF(MOD([.$B31];[.D$7])=0;[.C30]-[.C$4];[.C30]))" office:value-type="float" office:value="-21945" calcext:value-type="float">
            <text:p>-21945</text:p>
          </table:table-cell>
          <table:table-cell table:style-name="ce48" table:formula="of:=IF([.$B31]&gt;=[.C$7]*[.D$7];[.D30];IF(MOD([.$B31];[.D$7])=0;[.D30]-([.D$7]-1)*[.D$4];[.D30]+[.D$4]))" office:value-type="float" office:value="0" calcext:value-type="float">
            <text:p>0</text:p>
          </table:table-cell>
          <table:table-cell table:style-name="ce48" table:formula="of:=IF([.$B31]&gt;=[.E$7]*[.F$7];[.E30];IF(MOD([.$B31];[.F$7])=0;[.E30]-[.E$4];[.E30]))" office:value-type="float" office:value="-20385" calcext:value-type="float">
            <text:p>-20385</text:p>
          </table:table-cell>
          <table:table-cell table:style-name="ce48" table:formula="of:=IF([.$B31]&gt;=[.E$7]*[.F$7];[.F30];IF(MOD([.$B31];[.F$7])=0;[.F30]-([.F$7]-1)*[.F$4];[.F30]+[.F$4]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19" calcext:value-type="float">
            <text:p>19</text:p>
          </table:table-cell>
          <table:table-cell table:style-name="ce48" table:formula="of:=IF([.$B32]&gt;=[.C$7]*[.D$7];[.C31];IF(MOD([.$B32];[.D$7])=0;[.C31]-[.C$4];[.C31]))" office:value-type="float" office:value="-21945" calcext:value-type="float">
            <text:p>-21945</text:p>
          </table:table-cell>
          <table:table-cell table:style-name="ce48" table:formula="of:=IF([.$B32]&gt;=[.C$7]*[.D$7];[.D31];IF(MOD([.$B32];[.D$7])=0;[.D31]-([.D$7]-1)*[.D$4];[.D31]+[.D$4]))" office:value-type="float" office:value="5770" calcext:value-type="float">
            <text:p>5770</text:p>
          </table:table-cell>
          <table:table-cell table:style-name="ce48" table:formula="of:=IF([.$B32]&gt;=[.E$7]*[.F$7];[.E31];IF(MOD([.$B32];[.F$7])=0;[.E31]-[.E$4];[.E31]))" office:value-type="float" office:value="-20385" calcext:value-type="float">
            <text:p>-20385</text:p>
          </table:table-cell>
          <table:table-cell table:style-name="ce48" table:formula="of:=IF([.$B32]&gt;=[.E$7]*[.F$7];[.F31];IF(MOD([.$B32];[.F$7])=0;[.F31]-([.F$7]-1)*[.F$4];[.F31]+[.F$4]))" office:value-type="float" office:value="4894" calcext:value-type="float">
            <text:p>4894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table:style-name="ce48" table:formula="of:=IF([.$B33]&gt;=[.C$7]*[.D$7];[.C32];IF(MOD([.$B33];[.D$7])=0;[.C32]-[.C$4];[.C32]))" office:value-type="float" office:value="-21945" calcext:value-type="float">
            <text:p>-21945</text:p>
          </table:table-cell>
          <table:table-cell table:style-name="ce48" table:formula="of:=IF([.$B33]&gt;=[.C$7]*[.D$7];[.D32];IF(MOD([.$B33];[.D$7])=0;[.D32]-([.D$7]-1)*[.D$4];[.D32]+[.D$4]))" office:value-type="float" office:value="11540" calcext:value-type="float">
            <text:p>11540</text:p>
          </table:table-cell>
          <table:table-cell table:style-name="ce48" table:formula="of:=IF([.$B33]&gt;=[.E$7]*[.F$7];[.E32];IF(MOD([.$B33];[.F$7])=0;[.E32]-[.E$4];[.E32]))" office:value-type="float" office:value="-20385" calcext:value-type="float">
            <text:p>-20385</text:p>
          </table:table-cell>
          <table:table-cell table:style-name="ce48" table:formula="of:=IF([.$B33]&gt;=[.E$7]*[.F$7];[.F32];IF(MOD([.$B33];[.F$7])=0;[.F32]-([.F$7]-1)*[.F$4];[.F32]+[.F$4]))" office:value-type="float" office:value="9788" calcext:value-type="float">
            <text:p>9788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21" calcext:value-type="float">
            <text:p>21</text:p>
          </table:table-cell>
          <table:table-cell table:style-name="ce48" table:formula="of:=IF([.$B34]&gt;=[.C$7]*[.D$7];[.C33];IF(MOD([.$B34];[.D$7])=0;[.C33]-[.C$4];[.C33]))" office:value-type="float" office:value="-21945" calcext:value-type="float">
            <text:p>-21945</text:p>
          </table:table-cell>
          <table:table-cell table:style-name="ce48" table:formula="of:=IF([.$B34]&gt;=[.C$7]*[.D$7];[.D33];IF(MOD([.$B34];[.D$7])=0;[.D33]-([.D$7]-1)*[.D$4];[.D33]+[.D$4]))" office:value-type="float" office:value="17310" calcext:value-type="float">
            <text:p>17310</text:p>
          </table:table-cell>
          <table:table-cell table:style-name="ce48" table:formula="of:=IF([.$B34]&gt;=[.E$7]*[.F$7];[.E33];IF(MOD([.$B34];[.F$7])=0;[.E33]-[.E$4];[.E33]))" office:value-type="float" office:value="-20385" calcext:value-type="float">
            <text:p>-20385</text:p>
          </table:table-cell>
          <table:table-cell table:style-name="ce48" table:formula="of:=IF([.$B34]&gt;=[.E$7]*[.F$7];[.F33];IF(MOD([.$B34];[.F$7])=0;[.F33]-([.F$7]-1)*[.F$4];[.F33]+[.F$4]))" office:value-type="float" office:value="14682" calcext:value-type="float">
            <text:p>14682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22" calcext:value-type="float">
            <text:p>22</text:p>
          </table:table-cell>
          <table:table-cell table:style-name="ce48" table:formula="of:=IF([.$B35]&gt;=[.C$7]*[.D$7];[.C34];IF(MOD([.$B35];[.D$7])=0;[.C34]-[.C$4];[.C34]))" office:value-type="float" office:value="-21945" calcext:value-type="float">
            <text:p>-21945</text:p>
          </table:table-cell>
          <table:table-cell table:style-name="ce48" table:formula="of:=IF([.$B35]&gt;=[.C$7]*[.D$7];[.D34];IF(MOD([.$B35];[.D$7])=0;[.D34]-([.D$7]-1)*[.D$4];[.D34]+[.D$4]))" office:value-type="float" office:value="23080" calcext:value-type="float">
            <text:p>23080</text:p>
          </table:table-cell>
          <table:table-cell table:style-name="ce48" table:formula="of:=IF([.$B35]&gt;=[.E$7]*[.F$7];[.E34];IF(MOD([.$B35];[.F$7])=0;[.E34]-[.E$4];[.E34]))" office:value-type="float" office:value="-20385" calcext:value-type="float">
            <text:p>-20385</text:p>
          </table:table-cell>
          <table:table-cell table:style-name="ce48" table:formula="of:=IF([.$B35]&gt;=[.E$7]*[.F$7];[.F34];IF(MOD([.$B35];[.F$7])=0;[.F34]-([.F$7]-1)*[.F$4];[.F34]+[.F$4]))" office:value-type="float" office:value="19576" calcext:value-type="float">
            <text:p>19576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23" calcext:value-type="float">
            <text:p>23</text:p>
          </table:table-cell>
          <table:table-cell table:style-name="ce48" table:formula="of:=IF([.$B36]&gt;=[.C$7]*[.D$7];[.C35];IF(MOD([.$B36];[.D$7])=0;[.C35]-[.C$4];[.C35]))" office:value-type="float" office:value="-21945" calcext:value-type="float">
            <text:p>-21945</text:p>
          </table:table-cell>
          <table:table-cell table:style-name="ce48" table:formula="of:=IF([.$B36]&gt;=[.C$7]*[.D$7];[.D35];IF(MOD([.$B36];[.D$7])=0;[.D35]-([.D$7]-1)*[.D$4];[.D35]+[.D$4]))" office:value-type="float" office:value="28850" calcext:value-type="float">
            <text:p>28850</text:p>
          </table:table-cell>
          <table:table-cell table:style-name="ce48" table:formula="of:=IF([.$B36]&gt;=[.E$7]*[.F$7];[.E35];IF(MOD([.$B36];[.F$7])=0;[.E35]-[.E$4];[.E35]))" office:value-type="float" office:value="-20385" calcext:value-type="float">
            <text:p>-20385</text:p>
          </table:table-cell>
          <table:table-cell table:style-name="ce48" table:formula="of:=IF([.$B36]&gt;=[.E$7]*[.F$7];[.F35];IF(MOD([.$B36];[.F$7])=0;[.F35]-([.F$7]-1)*[.F$4];[.F35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24" calcext:value-type="float">
            <text:p>24</text:p>
          </table:table-cell>
          <table:table-cell table:style-name="ce48" table:formula="of:=IF([.$B37]&gt;=[.C$7]*[.D$7];[.C36];IF(MOD([.$B37];[.D$7])=0;[.C36]-[.C$4];[.C36]))" office:value-type="float" office:value="-21945" calcext:value-type="float">
            <text:p>-21945</text:p>
          </table:table-cell>
          <table:table-cell table:style-name="ce48" table:formula="of:=IF([.$B37]&gt;=[.C$7]*[.D$7];[.D36];IF(MOD([.$B37];[.D$7])=0;[.D36]-([.D$7]-1)*[.D$4];[.D36]+[.D$4]))" office:value-type="float" office:value="28850" calcext:value-type="float">
            <text:p>28850</text:p>
          </table:table-cell>
          <table:table-cell table:style-name="ce48" table:formula="of:=IF([.$B37]&gt;=[.E$7]*[.F$7];[.E36];IF(MOD([.$B37];[.F$7])=0;[.E36]-[.E$4];[.E36]))" office:value-type="float" office:value="-20385" calcext:value-type="float">
            <text:p>-20385</text:p>
          </table:table-cell>
          <table:table-cell table:style-name="ce48" table:formula="of:=IF([.$B37]&gt;=[.E$7]*[.F$7];[.F36];IF(MOD([.$B37];[.F$7])=0;[.F36]-([.F$7]-1)*[.F$4];[.F36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25" calcext:value-type="float">
            <text:p>25</text:p>
          </table:table-cell>
          <table:table-cell table:style-name="ce48" table:formula="of:=IF([.$B38]&gt;=[.C$7]*[.D$7];[.C37];IF(MOD([.$B38];[.D$7])=0;[.C37]-[.C$4];[.C37]))" office:value-type="float" office:value="-21945" calcext:value-type="float">
            <text:p>-21945</text:p>
          </table:table-cell>
          <table:table-cell table:style-name="ce48" table:formula="of:=IF([.$B38]&gt;=[.C$7]*[.D$7];[.D37];IF(MOD([.$B38];[.D$7])=0;[.D37]-([.D$7]-1)*[.D$4];[.D37]+[.D$4]))" office:value-type="float" office:value="28850" calcext:value-type="float">
            <text:p>28850</text:p>
          </table:table-cell>
          <table:table-cell table:style-name="ce48" table:formula="of:=IF([.$B38]&gt;=[.E$7]*[.F$7];[.E37];IF(MOD([.$B38];[.F$7])=0;[.E37]-[.E$4];[.E37]))" office:value-type="float" office:value="-20385" calcext:value-type="float">
            <text:p>-20385</text:p>
          </table:table-cell>
          <table:table-cell table:style-name="ce48" table:formula="of:=IF([.$B38]&gt;=[.E$7]*[.F$7];[.F37];IF(MOD([.$B38];[.F$7])=0;[.F37]-([.F$7]-1)*[.F$4];[.F37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26" calcext:value-type="float">
            <text:p>26</text:p>
          </table:table-cell>
          <table:table-cell table:style-name="ce48" table:formula="of:=IF([.$B39]&gt;=[.C$7]*[.D$7];[.C38];IF(MOD([.$B39];[.D$7])=0;[.C38]-[.C$4];[.C38]))" office:value-type="float" office:value="-21945" calcext:value-type="float">
            <text:p>-21945</text:p>
          </table:table-cell>
          <table:table-cell table:style-name="ce48" table:formula="of:=IF([.$B39]&gt;=[.C$7]*[.D$7];[.D38];IF(MOD([.$B39];[.D$7])=0;[.D38]-([.D$7]-1)*[.D$4];[.D38]+[.D$4]))" office:value-type="float" office:value="28850" calcext:value-type="float">
            <text:p>28850</text:p>
          </table:table-cell>
          <table:table-cell table:style-name="ce48" table:formula="of:=IF([.$B39]&gt;=[.E$7]*[.F$7];[.E38];IF(MOD([.$B39];[.F$7])=0;[.E38]-[.E$4];[.E38]))" office:value-type="float" office:value="-20385" calcext:value-type="float">
            <text:p>-20385</text:p>
          </table:table-cell>
          <table:table-cell table:style-name="ce48" table:formula="of:=IF([.$B39]&gt;=[.E$7]*[.F$7];[.F38];IF(MOD([.$B39];[.F$7])=0;[.F38]-([.F$7]-1)*[.F$4];[.F38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27" calcext:value-type="float">
            <text:p>27</text:p>
          </table:table-cell>
          <table:table-cell table:style-name="ce48" table:formula="of:=IF([.$B40]&gt;=[.C$7]*[.D$7];[.C39];IF(MOD([.$B40];[.D$7])=0;[.C39]-[.C$4];[.C39]))" office:value-type="float" office:value="-21945" calcext:value-type="float">
            <text:p>-21945</text:p>
          </table:table-cell>
          <table:table-cell table:style-name="ce48" table:formula="of:=IF([.$B40]&gt;=[.C$7]*[.D$7];[.D39];IF(MOD([.$B40];[.D$7])=0;[.D39]-([.D$7]-1)*[.D$4];[.D39]+[.D$4]))" office:value-type="float" office:value="28850" calcext:value-type="float">
            <text:p>28850</text:p>
          </table:table-cell>
          <table:table-cell table:style-name="ce48" table:formula="of:=IF([.$B40]&gt;=[.E$7]*[.F$7];[.E39];IF(MOD([.$B40];[.F$7])=0;[.E39]-[.E$4];[.E39]))" office:value-type="float" office:value="-20385" calcext:value-type="float">
            <text:p>-20385</text:p>
          </table:table-cell>
          <table:table-cell table:style-name="ce48" table:formula="of:=IF([.$B40]&gt;=[.E$7]*[.F$7];[.F39];IF(MOD([.$B40];[.F$7])=0;[.F39]-([.F$7]-1)*[.F$4];[.F39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28" calcext:value-type="float">
            <text:p>28</text:p>
          </table:table-cell>
          <table:table-cell table:style-name="ce48" table:formula="of:=IF([.$B41]&gt;=[.C$7]*[.D$7];[.C40];IF(MOD([.$B41];[.D$7])=0;[.C40]-[.C$4];[.C40]))" office:value-type="float" office:value="-21945" calcext:value-type="float">
            <text:p>-21945</text:p>
          </table:table-cell>
          <table:table-cell table:style-name="ce48" table:formula="of:=IF([.$B41]&gt;=[.C$7]*[.D$7];[.D40];IF(MOD([.$B41];[.D$7])=0;[.D40]-([.D$7]-1)*[.D$4];[.D40]+[.D$4]))" office:value-type="float" office:value="28850" calcext:value-type="float">
            <text:p>28850</text:p>
          </table:table-cell>
          <table:table-cell table:style-name="ce48" table:formula="of:=IF([.$B41]&gt;=[.E$7]*[.F$7];[.E40];IF(MOD([.$B41];[.F$7])=0;[.E40]-[.E$4];[.E40]))" office:value-type="float" office:value="-20385" calcext:value-type="float">
            <text:p>-20385</text:p>
          </table:table-cell>
          <table:table-cell table:style-name="ce48" table:formula="of:=IF([.$B41]&gt;=[.E$7]*[.F$7];[.F40];IF(MOD([.$B41];[.F$7])=0;[.F40]-([.F$7]-1)*[.F$4];[.F40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29" calcext:value-type="float">
            <text:p>29</text:p>
          </table:table-cell>
          <table:table-cell table:style-name="ce48" table:formula="of:=IF([.$B42]&gt;=[.C$7]*[.D$7];[.C41];IF(MOD([.$B42];[.D$7])=0;[.C41]-[.C$4];[.C41]))" office:value-type="float" office:value="-21945" calcext:value-type="float">
            <text:p>-21945</text:p>
          </table:table-cell>
          <table:table-cell table:style-name="ce48" table:formula="of:=IF([.$B42]&gt;=[.C$7]*[.D$7];[.D41];IF(MOD([.$B42];[.D$7])=0;[.D41]-([.D$7]-1)*[.D$4];[.D41]+[.D$4]))" office:value-type="float" office:value="28850" calcext:value-type="float">
            <text:p>28850</text:p>
          </table:table-cell>
          <table:table-cell table:style-name="ce48" table:formula="of:=IF([.$B42]&gt;=[.E$7]*[.F$7];[.E41];IF(MOD([.$B42];[.F$7])=0;[.E41]-[.E$4];[.E41]))" office:value-type="float" office:value="-20385" calcext:value-type="float">
            <text:p>-20385</text:p>
          </table:table-cell>
          <table:table-cell table:style-name="ce48" table:formula="of:=IF([.$B42]&gt;=[.E$7]*[.F$7];[.F41];IF(MOD([.$B42];[.F$7])=0;[.F41]-([.F$7]-1)*[.F$4];[.F41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30" calcext:value-type="float">
            <text:p>30</text:p>
          </table:table-cell>
          <table:table-cell table:style-name="ce48" table:formula="of:=IF([.$B43]&gt;=[.C$7]*[.D$7];[.C42];IF(MOD([.$B43];[.D$7])=0;[.C42]-[.C$4];[.C42]))" office:value-type="float" office:value="-21945" calcext:value-type="float">
            <text:p>-21945</text:p>
          </table:table-cell>
          <table:table-cell table:style-name="ce48" table:formula="of:=IF([.$B43]&gt;=[.C$7]*[.D$7];[.D42];IF(MOD([.$B43];[.D$7])=0;[.D42]-([.D$7]-1)*[.D$4];[.D42]+[.D$4]))" office:value-type="float" office:value="28850" calcext:value-type="float">
            <text:p>28850</text:p>
          </table:table-cell>
          <table:table-cell table:style-name="ce48" table:formula="of:=IF([.$B43]&gt;=[.E$7]*[.F$7];[.E42];IF(MOD([.$B43];[.F$7])=0;[.E42]-[.E$4];[.E42]))" office:value-type="float" office:value="-20385" calcext:value-type="float">
            <text:p>-20385</text:p>
          </table:table-cell>
          <table:table-cell table:style-name="ce48" table:formula="of:=IF([.$B43]&gt;=[.E$7]*[.F$7];[.F42];IF(MOD([.$B43];[.F$7])=0;[.F42]-([.F$7]-1)*[.F$4];[.F42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31" calcext:value-type="float">
            <text:p>31</text:p>
          </table:table-cell>
          <table:table-cell table:style-name="ce48" table:formula="of:=IF([.$B44]&gt;=[.C$7]*[.D$7];[.C43];IF(MOD([.$B44];[.D$7])=0;[.C43]-[.C$4];[.C43]))" office:value-type="float" office:value="-21945" calcext:value-type="float">
            <text:p>-21945</text:p>
          </table:table-cell>
          <table:table-cell table:style-name="ce48" table:formula="of:=IF([.$B44]&gt;=[.C$7]*[.D$7];[.D43];IF(MOD([.$B44];[.D$7])=0;[.D43]-([.D$7]-1)*[.D$4];[.D43]+[.D$4]))" office:value-type="float" office:value="28850" calcext:value-type="float">
            <text:p>28850</text:p>
          </table:table-cell>
          <table:table-cell table:style-name="ce48" table:formula="of:=IF([.$B44]&gt;=[.E$7]*[.F$7];[.E43];IF(MOD([.$B44];[.F$7])=0;[.E43]-[.E$4];[.E43]))" office:value-type="float" office:value="-20385" calcext:value-type="float">
            <text:p>-20385</text:p>
          </table:table-cell>
          <table:table-cell table:style-name="ce48" table:formula="of:=IF([.$B44]&gt;=[.E$7]*[.F$7];[.F43];IF(MOD([.$B44];[.F$7])=0;[.F43]-([.F$7]-1)*[.F$4];[.F43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 table:style-name="ce48" table:formula="of:=IF([.$B45]&gt;=[.C$7]*[.D$7];[.C44];IF(MOD([.$B45];[.D$7])=0;[.C44]-[.C$4];[.C44]))" office:value-type="float" office:value="-21945" calcext:value-type="float">
            <text:p>-21945</text:p>
          </table:table-cell>
          <table:table-cell table:style-name="ce48" table:formula="of:=IF([.$B45]&gt;=[.C$7]*[.D$7];[.D44];IF(MOD([.$B45];[.D$7])=0;[.D44]-([.D$7]-1)*[.D$4];[.D44]+[.D$4]))" office:value-type="float" office:value="28850" calcext:value-type="float">
            <text:p>28850</text:p>
          </table:table-cell>
          <table:table-cell table:style-name="ce48" table:formula="of:=IF([.$B45]&gt;=[.E$7]*[.F$7];[.E44];IF(MOD([.$B45];[.F$7])=0;[.E44]-[.E$4];[.E44]))" office:value-type="float" office:value="-20385" calcext:value-type="float">
            <text:p>-20385</text:p>
          </table:table-cell>
          <table:table-cell table:style-name="ce48" table:formula="of:=IF([.$B45]&gt;=[.E$7]*[.F$7];[.F44];IF(MOD([.$B45];[.F$7])=0;[.F44]-([.F$7]-1)*[.F$4];[.F44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33" calcext:value-type="float">
            <text:p>33</text:p>
          </table:table-cell>
          <table:table-cell table:style-name="ce48" table:formula="of:=IF([.$B46]&gt;=[.C$7]*[.D$7];[.C45];IF(MOD([.$B46];[.D$7])=0;[.C45]-[.C$4];[.C45]))" office:value-type="float" office:value="-21945" calcext:value-type="float">
            <text:p>-21945</text:p>
          </table:table-cell>
          <table:table-cell table:style-name="ce48" table:formula="of:=IF([.$B46]&gt;=[.C$7]*[.D$7];[.D45];IF(MOD([.$B46];[.D$7])=0;[.D45]-([.D$7]-1)*[.D$4];[.D45]+[.D$4]))" office:value-type="float" office:value="28850" calcext:value-type="float">
            <text:p>28850</text:p>
          </table:table-cell>
          <table:table-cell table:style-name="ce48" table:formula="of:=IF([.$B46]&gt;=[.E$7]*[.F$7];[.E45];IF(MOD([.$B46];[.F$7])=0;[.E45]-[.E$4];[.E45]))" office:value-type="float" office:value="-20385" calcext:value-type="float">
            <text:p>-20385</text:p>
          </table:table-cell>
          <table:table-cell table:style-name="ce48" table:formula="of:=IF([.$B46]&gt;=[.E$7]*[.F$7];[.F45];IF(MOD([.$B46];[.F$7])=0;[.F45]-([.F$7]-1)*[.F$4];[.F45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34" calcext:value-type="float">
            <text:p>34</text:p>
          </table:table-cell>
          <table:table-cell table:style-name="ce48" table:formula="of:=IF([.$B47]&gt;=[.C$7]*[.D$7];[.C46];IF(MOD([.$B47];[.D$7])=0;[.C46]-[.C$4];[.C46]))" office:value-type="float" office:value="-21945" calcext:value-type="float">
            <text:p>-21945</text:p>
          </table:table-cell>
          <table:table-cell table:style-name="ce48" table:formula="of:=IF([.$B47]&gt;=[.C$7]*[.D$7];[.D46];IF(MOD([.$B47];[.D$7])=0;[.D46]-([.D$7]-1)*[.D$4];[.D46]+[.D$4]))" office:value-type="float" office:value="28850" calcext:value-type="float">
            <text:p>28850</text:p>
          </table:table-cell>
          <table:table-cell table:style-name="ce48" table:formula="of:=IF([.$B47]&gt;=[.E$7]*[.F$7];[.E46];IF(MOD([.$B47];[.F$7])=0;[.E46]-[.E$4];[.E46]))" office:value-type="float" office:value="-20385" calcext:value-type="float">
            <text:p>-20385</text:p>
          </table:table-cell>
          <table:table-cell table:style-name="ce48" table:formula="of:=IF([.$B47]&gt;=[.E$7]*[.F$7];[.F46];IF(MOD([.$B47];[.F$7])=0;[.F46]-([.F$7]-1)*[.F$4];[.F46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35" calcext:value-type="float">
            <text:p>35</text:p>
          </table:table-cell>
          <table:table-cell table:style-name="ce48" table:formula="of:=IF([.$B48]&gt;=[.C$7]*[.D$7];[.C47];IF(MOD([.$B48];[.D$7])=0;[.C47]-[.C$4];[.C47]))" office:value-type="float" office:value="-21945" calcext:value-type="float">
            <text:p>-21945</text:p>
          </table:table-cell>
          <table:table-cell table:style-name="ce48" table:formula="of:=IF([.$B48]&gt;=[.C$7]*[.D$7];[.D47];IF(MOD([.$B48];[.D$7])=0;[.D47]-([.D$7]-1)*[.D$4];[.D47]+[.D$4]))" office:value-type="float" office:value="28850" calcext:value-type="float">
            <text:p>28850</text:p>
          </table:table-cell>
          <table:table-cell table:style-name="ce48" table:formula="of:=IF([.$B48]&gt;=[.E$7]*[.F$7];[.E47];IF(MOD([.$B48];[.F$7])=0;[.E47]-[.E$4];[.E47]))" office:value-type="float" office:value="-20385" calcext:value-type="float">
            <text:p>-20385</text:p>
          </table:table-cell>
          <table:table-cell table:style-name="ce48" table:formula="of:=IF([.$B48]&gt;=[.E$7]*[.F$7];[.F47];IF(MOD([.$B48];[.F$7])=0;[.F47]-([.F$7]-1)*[.F$4];[.F47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36" calcext:value-type="float">
            <text:p>36</text:p>
          </table:table-cell>
          <table:table-cell table:style-name="ce48" table:formula="of:=IF([.$B49]&gt;=[.C$7]*[.D$7];[.C48];IF(MOD([.$B49];[.D$7])=0;[.C48]-[.C$4];[.C48]))" office:value-type="float" office:value="-21945" calcext:value-type="float">
            <text:p>-21945</text:p>
          </table:table-cell>
          <table:table-cell table:style-name="ce48" table:formula="of:=IF([.$B49]&gt;=[.C$7]*[.D$7];[.D48];IF(MOD([.$B49];[.D$7])=0;[.D48]-([.D$7]-1)*[.D$4];[.D48]+[.D$4]))" office:value-type="float" office:value="28850" calcext:value-type="float">
            <text:p>28850</text:p>
          </table:table-cell>
          <table:table-cell table:style-name="ce48" table:formula="of:=IF([.$B49]&gt;=[.E$7]*[.F$7];[.E48];IF(MOD([.$B49];[.F$7])=0;[.E48]-[.E$4];[.E48]))" office:value-type="float" office:value="-20385" calcext:value-type="float">
            <text:p>-20385</text:p>
          </table:table-cell>
          <table:table-cell table:style-name="ce48" table:formula="of:=IF([.$B49]&gt;=[.E$7]*[.F$7];[.F48];IF(MOD([.$B49];[.F$7])=0;[.F48]-([.F$7]-1)*[.F$4];[.F48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37" calcext:value-type="float">
            <text:p>37</text:p>
          </table:table-cell>
          <table:table-cell table:style-name="ce48" table:formula="of:=IF([.$B50]&gt;=[.C$7]*[.D$7];[.C49];IF(MOD([.$B50];[.D$7])=0;[.C49]-[.C$4];[.C49]))" office:value-type="float" office:value="-21945" calcext:value-type="float">
            <text:p>-21945</text:p>
          </table:table-cell>
          <table:table-cell table:style-name="ce48" table:formula="of:=IF([.$B50]&gt;=[.C$7]*[.D$7];[.D49];IF(MOD([.$B50];[.D$7])=0;[.D49]-([.D$7]-1)*[.D$4];[.D49]+[.D$4]))" office:value-type="float" office:value="28850" calcext:value-type="float">
            <text:p>28850</text:p>
          </table:table-cell>
          <table:table-cell table:style-name="ce48" table:formula="of:=IF([.$B50]&gt;=[.E$7]*[.F$7];[.E49];IF(MOD([.$B50];[.F$7])=0;[.E49]-[.E$4];[.E49]))" office:value-type="float" office:value="-20385" calcext:value-type="float">
            <text:p>-20385</text:p>
          </table:table-cell>
          <table:table-cell table:style-name="ce48" table:formula="of:=IF([.$B50]&gt;=[.E$7]*[.F$7];[.F49];IF(MOD([.$B50];[.F$7])=0;[.F49]-([.F$7]-1)*[.F$4];[.F49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38" calcext:value-type="float">
            <text:p>38</text:p>
          </table:table-cell>
          <table:table-cell table:style-name="ce48" table:formula="of:=IF([.$B51]&gt;=[.C$7]*[.D$7];[.C50];IF(MOD([.$B51];[.D$7])=0;[.C50]-[.C$4];[.C50]))" office:value-type="float" office:value="-21945" calcext:value-type="float">
            <text:p>-21945</text:p>
          </table:table-cell>
          <table:table-cell table:style-name="ce48" table:formula="of:=IF([.$B51]&gt;=[.C$7]*[.D$7];[.D50];IF(MOD([.$B51];[.D$7])=0;[.D50]-([.D$7]-1)*[.D$4];[.D50]+[.D$4]))" office:value-type="float" office:value="28850" calcext:value-type="float">
            <text:p>28850</text:p>
          </table:table-cell>
          <table:table-cell table:style-name="ce48" table:formula="of:=IF([.$B51]&gt;=[.E$7]*[.F$7];[.E50];IF(MOD([.$B51];[.F$7])=0;[.E50]-[.E$4];[.E50]))" office:value-type="float" office:value="-20385" calcext:value-type="float">
            <text:p>-20385</text:p>
          </table:table-cell>
          <table:table-cell table:style-name="ce48" table:formula="of:=IF([.$B51]&gt;=[.E$7]*[.F$7];[.F50];IF(MOD([.$B51];[.F$7])=0;[.F50]-([.F$7]-1)*[.F$4];[.F50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39" calcext:value-type="float">
            <text:p>39</text:p>
          </table:table-cell>
          <table:table-cell table:style-name="ce48" table:formula="of:=IF([.$B52]&gt;=[.C$7]*[.D$7];[.C51];IF(MOD([.$B52];[.D$7])=0;[.C51]-[.C$4];[.C51]))" office:value-type="float" office:value="-21945" calcext:value-type="float">
            <text:p>-21945</text:p>
          </table:table-cell>
          <table:table-cell table:style-name="ce48" table:formula="of:=IF([.$B52]&gt;=[.C$7]*[.D$7];[.D51];IF(MOD([.$B52];[.D$7])=0;[.D51]-([.D$7]-1)*[.D$4];[.D51]+[.D$4]))" office:value-type="float" office:value="28850" calcext:value-type="float">
            <text:p>28850</text:p>
          </table:table-cell>
          <table:table-cell table:style-name="ce48" table:formula="of:=IF([.$B52]&gt;=[.E$7]*[.F$7];[.E51];IF(MOD([.$B52];[.F$7])=0;[.E51]-[.E$4];[.E51]))" office:value-type="float" office:value="-20385" calcext:value-type="float">
            <text:p>-20385</text:p>
          </table:table-cell>
          <table:table-cell table:style-name="ce48" table:formula="of:=IF([.$B52]&gt;=[.E$7]*[.F$7];[.F51];IF(MOD([.$B52];[.F$7])=0;[.F51]-([.F$7]-1)*[.F$4];[.F51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40" calcext:value-type="float">
            <text:p>40</text:p>
          </table:table-cell>
          <table:table-cell table:style-name="ce48" table:formula="of:=IF([.$B53]&gt;=[.C$7]*[.D$7];[.C52];IF(MOD([.$B53];[.D$7])=0;[.C52]-[.C$4];[.C52]))" office:value-type="float" office:value="-21945" calcext:value-type="float">
            <text:p>-21945</text:p>
          </table:table-cell>
          <table:table-cell table:style-name="ce48" table:formula="of:=IF([.$B53]&gt;=[.C$7]*[.D$7];[.D52];IF(MOD([.$B53];[.D$7])=0;[.D52]-([.D$7]-1)*[.D$4];[.D52]+[.D$4]))" office:value-type="float" office:value="28850" calcext:value-type="float">
            <text:p>28850</text:p>
          </table:table-cell>
          <table:table-cell table:style-name="ce48" table:formula="of:=IF([.$B53]&gt;=[.E$7]*[.F$7];[.E52];IF(MOD([.$B53];[.F$7])=0;[.E52]-[.E$4];[.E52]))" office:value-type="float" office:value="-20385" calcext:value-type="float">
            <text:p>-20385</text:p>
          </table:table-cell>
          <table:table-cell table:style-name="ce48" table:formula="of:=IF([.$B53]&gt;=[.E$7]*[.F$7];[.F52];IF(MOD([.$B53];[.F$7])=0;[.F52]-([.F$7]-1)*[.F$4];[.F52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41" calcext:value-type="float">
            <text:p>41</text:p>
          </table:table-cell>
          <table:table-cell table:style-name="ce48" table:formula="of:=IF([.$B54]&gt;=[.C$7]*[.D$7];[.C53];IF(MOD([.$B54];[.D$7])=0;[.C53]-[.C$4];[.C53]))" office:value-type="float" office:value="-21945" calcext:value-type="float">
            <text:p>-21945</text:p>
          </table:table-cell>
          <table:table-cell table:style-name="ce48" table:formula="of:=IF([.$B54]&gt;=[.C$7]*[.D$7];[.D53];IF(MOD([.$B54];[.D$7])=0;[.D53]-([.D$7]-1)*[.D$4];[.D53]+[.D$4]))" office:value-type="float" office:value="28850" calcext:value-type="float">
            <text:p>28850</text:p>
          </table:table-cell>
          <table:table-cell table:style-name="ce48" table:formula="of:=IF([.$B54]&gt;=[.E$7]*[.F$7];[.E53];IF(MOD([.$B54];[.F$7])=0;[.E53]-[.E$4];[.E53]))" office:value-type="float" office:value="-20385" calcext:value-type="float">
            <text:p>-20385</text:p>
          </table:table-cell>
          <table:table-cell table:style-name="ce48" table:formula="of:=IF([.$B54]&gt;=[.E$7]*[.F$7];[.F53];IF(MOD([.$B54];[.F$7])=0;[.F53]-([.F$7]-1)*[.F$4];[.F53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42" calcext:value-type="float">
            <text:p>42</text:p>
          </table:table-cell>
          <table:table-cell table:style-name="ce48" table:formula="of:=IF([.$B55]&gt;=[.C$7]*[.D$7];[.C54];IF(MOD([.$B55];[.D$7])=0;[.C54]-[.C$4];[.C54]))" office:value-type="float" office:value="-21945" calcext:value-type="float">
            <text:p>-21945</text:p>
          </table:table-cell>
          <table:table-cell table:style-name="ce48" table:formula="of:=IF([.$B55]&gt;=[.C$7]*[.D$7];[.D54];IF(MOD([.$B55];[.D$7])=0;[.D54]-([.D$7]-1)*[.D$4];[.D54]+[.D$4]))" office:value-type="float" office:value="28850" calcext:value-type="float">
            <text:p>28850</text:p>
          </table:table-cell>
          <table:table-cell table:style-name="ce48" table:formula="of:=IF([.$B55]&gt;=[.E$7]*[.F$7];[.E54];IF(MOD([.$B55];[.F$7])=0;[.E54]-[.E$4];[.E54]))" office:value-type="float" office:value="-20385" calcext:value-type="float">
            <text:p>-20385</text:p>
          </table:table-cell>
          <table:table-cell table:style-name="ce48" table:formula="of:=IF([.$B55]&gt;=[.E$7]*[.F$7];[.F54];IF(MOD([.$B55];[.F$7])=0;[.F54]-([.F$7]-1)*[.F$4];[.F54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43" calcext:value-type="float">
            <text:p>43</text:p>
          </table:table-cell>
          <table:table-cell table:style-name="ce48" table:formula="of:=IF([.$B56]&gt;=[.C$7]*[.D$7];[.C55];IF(MOD([.$B56];[.D$7])=0;[.C55]-[.C$4];[.C55]))" office:value-type="float" office:value="-21945" calcext:value-type="float">
            <text:p>-21945</text:p>
          </table:table-cell>
          <table:table-cell table:style-name="ce48" table:formula="of:=IF([.$B56]&gt;=[.C$7]*[.D$7];[.D55];IF(MOD([.$B56];[.D$7])=0;[.D55]-([.D$7]-1)*[.D$4];[.D55]+[.D$4]))" office:value-type="float" office:value="28850" calcext:value-type="float">
            <text:p>28850</text:p>
          </table:table-cell>
          <table:table-cell table:style-name="ce48" table:formula="of:=IF([.$B56]&gt;=[.E$7]*[.F$7];[.E55];IF(MOD([.$B56];[.F$7])=0;[.E55]-[.E$4];[.E55]))" office:value-type="float" office:value="-20385" calcext:value-type="float">
            <text:p>-20385</text:p>
          </table:table-cell>
          <table:table-cell table:style-name="ce48" table:formula="of:=IF([.$B56]&gt;=[.E$7]*[.F$7];[.F55];IF(MOD([.$B56];[.F$7])=0;[.F55]-([.F$7]-1)*[.F$4];[.F55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44" calcext:value-type="float">
            <text:p>44</text:p>
          </table:table-cell>
          <table:table-cell table:style-name="ce48" table:formula="of:=IF([.$B57]&gt;=[.C$7]*[.D$7];[.C56];IF(MOD([.$B57];[.D$7])=0;[.C56]-[.C$4];[.C56]))" office:value-type="float" office:value="-21945" calcext:value-type="float">
            <text:p>-21945</text:p>
          </table:table-cell>
          <table:table-cell table:style-name="ce48" table:formula="of:=IF([.$B57]&gt;=[.C$7]*[.D$7];[.D56];IF(MOD([.$B57];[.D$7])=0;[.D56]-([.D$7]-1)*[.D$4];[.D56]+[.D$4]))" office:value-type="float" office:value="28850" calcext:value-type="float">
            <text:p>28850</text:p>
          </table:table-cell>
          <table:table-cell table:style-name="ce48" table:formula="of:=IF([.$B57]&gt;=[.E$7]*[.F$7];[.E56];IF(MOD([.$B57];[.F$7])=0;[.E56]-[.E$4];[.E56]))" office:value-type="float" office:value="-20385" calcext:value-type="float">
            <text:p>-20385</text:p>
          </table:table-cell>
          <table:table-cell table:style-name="ce48" table:formula="of:=IF([.$B57]&gt;=[.E$7]*[.F$7];[.F56];IF(MOD([.$B57];[.F$7])=0;[.F56]-([.F$7]-1)*[.F$4];[.F56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>
          <table:table-cell/>
          <table:table-cell table:style-name="ce32" office:value-type="float" office:value="45" calcext:value-type="float">
            <text:p>45</text:p>
          </table:table-cell>
          <table:table-cell table:style-name="ce48" table:formula="of:=IF([.$B58]&gt;=[.C$7]*[.D$7];[.C57];IF(MOD([.$B58];[.D$7])=0;[.C57]-[.C$4];[.C57]))" office:value-type="float" office:value="-21945" calcext:value-type="float">
            <text:p>-21945</text:p>
          </table:table-cell>
          <table:table-cell table:style-name="ce48" table:formula="of:=IF([.$B58]&gt;=[.C$7]*[.D$7];[.D57];IF(MOD([.$B58];[.D$7])=0;[.D57]-([.D$7]-1)*[.D$4];[.D57]+[.D$4]))" office:value-type="float" office:value="28850" calcext:value-type="float">
            <text:p>28850</text:p>
          </table:table-cell>
          <table:table-cell table:style-name="ce48" table:formula="of:=IF([.$B58]&gt;=[.E$7]*[.F$7];[.E57];IF(MOD([.$B58];[.F$7])=0;[.E57]-[.E$4];[.E57]))" office:value-type="float" office:value="-20385" calcext:value-type="float">
            <text:p>-20385</text:p>
          </table:table-cell>
          <table:table-cell table:style-name="ce48" table:formula="of:=IF([.$B58]&gt;=[.E$7]*[.F$7];[.F57];IF(MOD([.$B58];[.F$7])=0;[.F57]-([.F$7]-1)*[.F$4];[.F57]+[.F$4]))" office:value-type="float" office:value="24470" calcext:value-type="float">
            <text:p>24470</text:p>
          </table:table-cell>
          <table:table-cell table:number-columns-repeated="9"/>
        </table:table-row>
        <table:table-row table:style-name="ro1" table:number-rows-repeated="1048517">
          <table:table-cell table:number-columns-repeated="15"/>
        </table:table-row>
        <table:table-row table:style-name="ro1">
          <table:table-cell table:number-columns-repeated="15"/>
        </table:table-row>
        <table:named-expressions>
          <table:named-range table:name="DSLR_H" table:base-cell-address="$'Optimization exploration'.$C$2" table:cell-range-address="$'Optimization exploration'.$D$4"/>
          <table:named-range table:name="DSLR_W" table:base-cell-address="$'Optimization exploration'.$B$2" table:cell-range-address="$'Optimization exploration'.$C$4"/>
          <table:named-range table:name="FilmH" table:base-cell-address="$'Optimization exploration'.$C$3" table:cell-range-address="$'Optimization exploration'.$D$5"/>
          <table:named-range table:name="FilmW" table:base-cell-address="$'Optimization exploration'.$B$3" table:cell-range-address="$'Optimization exploration'.$C$5"/>
          <table:named-range table:name="SweepX" table:base-cell-address="$'Optimization exploration'.$B$4" table:cell-range-address="$'Optimization exploration'.$C$7"/>
          <table:named-range table:name="SweepY" table:base-cell-address="$'Optimization exploration'.$C$4" table:cell-range-address="$'Optimization exploration'.$D$7"/>
        </table:named-expressions>
        <calcext:conditional-formats>
          <calcext:conditional-format calcext:target-range-address="'Optimization exploration'.B13:'Optimization exploration'.F58">
            <calcext:condition calcext:apply-style-name="Hidden" calcext:value="formula-is(AND([.$C13]=[.$C12]; [.$D13]=[.$D12]; [.$E13]=[.$E12]; [.$F13]=[.$F12]))" calcext:base-cell-address="'Optimization exploration'.B13"/>
            <calcext:condition calcext:apply-style-name="Accent 3" calcext:value="formula-is([.$D13]=0)" calcext:base-cell-address="'Optimization exploration'.B13"/>
            <calcext:condition calcext:apply-style-name="Accent 3" calcext:value="formula-is([.$F13]=0)" calcext:base-cell-address="'Optimization exploration'.B13"/>
          </calcext:conditional-format>
        </calcext:conditional-formats>
      </table:table>
      <table:named-expressions>
        <table:named-range table:name="DSLR_H" table:base-cell-address="$'Raw exploration'.$C$2" table:cell-range-address="$'Raw exploration'.$E$2"/>
        <table:named-range table:name="DSLR_W" table:base-cell-address="$'Raw exploration'.$B$2" table:cell-range-address="$'Raw exploration'.$D$2"/>
        <table:named-range table:name="FilmH" table:base-cell-address="$'Raw exploration'.$C$3" table:cell-range-address="$'Raw exploration'.$E$3"/>
        <table:named-range table:name="FilmW" table:base-cell-address="$'Raw exploration'.$B$3" table:cell-range-address="$'Raw exploration'.$D$3"/>
        <table:named-range table:name="SweepX" table:base-cell-address="$'Raw exploration'.$B$4" table:cell-range-address="$'Raw exploration'.$D$4"/>
        <table:named-range table:name="SweepY" table:base-cell-address="$'Raw exploration'.$C$4" table:cell-range-address="$'Raw exploration'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dden" style:family="table-cell" style:parent-style-name="Default">
      <style:table-cell-properties fo:background-color="transparent" fo:border="none"/>
      <style:text-properties fo:color="#eeeee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 style:data-style-name="N2" text:time-value="21:00:55.9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7:46:37.520000000</meta:creation-date>
    <dc:date>2018-11-06T21:02:22.749000000</dc:date>
    <meta:editing-duration>PT2H32M19S</meta:editing-duration>
    <meta:editing-cycles>14</meta:editing-cycles>
    <meta:generator>LibreOffice/5.4.5.1$Windows_X86_64 LibreOffice_project/79c9829dd5d8054ec39a82dc51cd9eff340dbee8</meta:generator>
    <meta:document-statistic meta:table-count="2" meta:cell-count="4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905cm" svg:height="12.113cm" xlink:href=".." xlink:type="simple" chart:class="chart:scatter" chart:style-name="ch1">
        <chart:plot-area chart:style-name="ch2" table:cell-range-address="'Raw exploration'.C7:'Raw exploration'.D52 'Raw exploration'.D6:'Raw exploration'.D6" chart:data-source-has-labels="row" svg:x="0.278cm" svg:y="0.242cm" svg:width="13.349cm" svg:height="11.629cm">
          <chartooo:coordinate-region svg:x="0.794cm" svg:y="0.441cm" svg:width="12.739cm" svg:height="10.78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w exploration'.D7:'Raw exploration'.D52" chart:label-cell-address="'Raw exploration'.D6:'Raw exploration'.D6" chart:class="chart:scatter">
            <chart:domain table:cell-range-address="'Raw exploration'.C7:'Raw exploration'.C52"/>
            <chart:data-point chart:repeated="4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'Raw exploration'.D6:'Raw exploration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aw exploration'.C7:'Raw exploration'.C52</svg:desc>
                </draw:g>
              </table:table-cell>
              <table:table-cell office:value-type="float" office:value="0">
                <text:p>0</text:p>
                <draw:g>
                  <svg:desc>'Raw exploration'.D7:'Raw exploration'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00">
                <text:p>-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00">
                <text:p>-5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00">
                <text:p>-5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000">
                <text:p>-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000">
                <text:p>-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000">
                <text:p>-10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000">
                <text:p>-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000">
                <text:p>-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000">
                <text:p>-1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000">
                <text:p>-15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000">
                <text:p>-15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5000">
                <text:p>-15000</text:p>
              </table:table-cell>
              <table:table-cell office:value-type="float" office:value="15000">
                <text:p>1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05cm" svg:height="12.113cm" xlink:href=".." xlink:type="simple" chart:class="chart:scatter" chart:style-name="ch1">
        <chart:title svg:x="6.432cm" svg:y="0.378cm" chart:style-name="ch2">
          <text:p>Raw</text:p>
        </chart:title>
        <chart:plot-area chart:style-name="ch3" table:cell-range-address="'Optimization exploration'.C13:'Optimization exploration'.D58" svg:x="0.278cm" svg:y="1.399cm" svg:width="13.349cm" svg:height="10.472cm">
          <chartooo:coordinate-region svg:x="0.794cm" svg:y="1.598cm" svg:width="12.738cm" svg:height="9.626cm"/>
          <chart:axis chart:dimension="x" chart:name="primary-x" chart:style-name="ch4"/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axis chart:dimension="y" chart:name="secondary-y" chart:style-name="ch5"/>
          <chart:series chart:attached-axis="primary-y" chart:style-name="ch7" chart:values-cell-range-address="'Optimization exploration'.D13:'Optimization exploration'.D58" chart:class="chart:scatter">
            <chart:domain table:cell-range-address="'Optimization exploration'.C13:'Optimization exploration'.C58"/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ptimization exploration'.C13:'Optimization exploration'.C58</svg:desc>
                </draw:g>
              </table:table-cell>
              <table:table-cell office:value-type="float" office:value="0">
                <text:p>0</text:p>
                <draw:g>
                  <svg:desc>'Optimization exploration'.D13:'Optimization exploration'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1540">
                <text:p>115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7310">
                <text:p>173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315">
                <text:p>-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315">
                <text:p>-7315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315">
                <text:p>-7315</text:p>
              </table:table-cell>
              <table:table-cell office:value-type="float" office:value="11540">
                <text:p>115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315">
                <text:p>-7315</text:p>
              </table:table-cell>
              <table:table-cell office:value-type="float" office:value="17310">
                <text:p>173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315">
                <text:p>-7315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315">
                <text:p>-731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630">
                <text:p>-14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630">
                <text:p>-14630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630">
                <text:p>-14630</text:p>
              </table:table-cell>
              <table:table-cell office:value-type="float" office:value="11540">
                <text:p>11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630">
                <text:p>-14630</text:p>
              </table:table-cell>
              <table:table-cell office:value-type="float" office:value="17310">
                <text:p>173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4630">
                <text:p>-14630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630">
                <text:p>-14630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1945">
                <text:p>-2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1945">
                <text:p>-21945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945">
                <text:p>-21945</text:p>
              </table:table-cell>
              <table:table-cell office:value-type="float" office:value="11540">
                <text:p>11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1945">
                <text:p>-21945</text:p>
              </table:table-cell>
              <table:table-cell office:value-type="float" office:value="17310">
                <text:p>173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1945">
                <text:p>-21945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1945">
                <text:p>-21945</text:p>
              </table:table-cell>
              <table:table-cell office:value-type="float" office:value="28850">
                <text:p>288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05cm" svg:height="12.113cm" xlink:href=".." xlink:type="simple" chart:class="chart:scatter" chart:style-name="ch1">
        <chart:title svg:x="5.863cm" svg:y="0.378cm" chart:style-name="ch2">
          <text:p>Optimized</text:p>
        </chart:title>
        <chart:plot-area chart:style-name="ch3" table:cell-range-address="'Optimization exploration'.E13:'Optimization exploration'.F58" svg:x="0.278cm" svg:y="1.399cm" svg:width="13.349cm" svg:height="10.472cm">
          <chartooo:coordinate-region svg:x="0.794cm" svg:y="1.598cm" svg:width="12.738cm" svg:height="9.626cm"/>
          <chart:axis chart:dimension="x" chart:name="primary-x" chart:style-name="ch4"/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axis chart:dimension="y" chart:name="secondary-y" chart:style-name="ch5"/>
          <chart:series chart:attached-axis="primary-y" chart:style-name="ch7" chart:values-cell-range-address="'Optimization exploration'.F13:'Optimization exploration'.F58" chart:class="chart:scatter">
            <chart:domain table:cell-range-address="'Optimization exploration'.E13:'Optimization exploration'.E58"/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ptimization exploration'.E13:'Optimization exploration'.E58</svg:desc>
                </draw:g>
              </table:table-cell>
              <table:table-cell office:value-type="float" office:value="0">
                <text:p>0</text:p>
                <draw:g>
                  <svg:desc>'Optimization exploration'.F13:'Optimization exploration'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788">
                <text:p>9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4682">
                <text:p>14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9576">
                <text:p>19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795">
                <text:p>-6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795">
                <text:p>-6795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795">
                <text:p>-6795</text:p>
              </table:table-cell>
              <table:table-cell office:value-type="float" office:value="9788">
                <text:p>9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795">
                <text:p>-6795</text:p>
              </table:table-cell>
              <table:table-cell office:value-type="float" office:value="14682">
                <text:p>14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795">
                <text:p>-6795</text:p>
              </table:table-cell>
              <table:table-cell office:value-type="float" office:value="19576">
                <text:p>19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795">
                <text:p>-679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590">
                <text:p>-13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590">
                <text:p>-13590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590">
                <text:p>-13590</text:p>
              </table:table-cell>
              <table:table-cell office:value-type="float" office:value="9788">
                <text:p>9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590">
                <text:p>-13590</text:p>
              </table:table-cell>
              <table:table-cell office:value-type="float" office:value="14682">
                <text:p>14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590">
                <text:p>-13590</text:p>
              </table:table-cell>
              <table:table-cell office:value-type="float" office:value="19576">
                <text:p>19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590">
                <text:p>-13590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385">
                <text:p>-2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385">
                <text:p>-20385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385">
                <text:p>-20385</text:p>
              </table:table-cell>
              <table:table-cell office:value-type="float" office:value="9788">
                <text:p>9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0385">
                <text:p>-20385</text:p>
              </table:table-cell>
              <table:table-cell office:value-type="float" office:value="14682">
                <text:p>14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0385">
                <text:p>-20385</text:p>
              </table:table-cell>
              <table:table-cell office:value-type="float" office:value="19576">
                <text:p>19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0385">
                <text:p>-20385</text:p>
              </table:table-cell>
              <table:table-cell office:value-type="float" office:value="24470">
                <text:p>244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